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Liberation Serif" fo:font-size="14pt" officeooo:rsid="0001281d" officeooo:paragraph-rsid="0001281d" style:font-size-asian="14pt" style:font-size-complex="14pt"/>
    </style:style>
    <style:style style:name="P2" style:family="paragraph" style:parent-style-name="Standard">
      <style:text-properties style:text-position="0% 100%" style:font-name="Liberation Serif" fo:font-size="14pt" officeooo:rsid="000288b2" officeooo:paragraph-rsid="000288b2" style:font-size-asian="14pt" style:font-size-complex="14pt"/>
    </style:style>
    <style:style style:name="P3" style:family="paragraph" style:parent-style-name="Standard">
      <style:text-properties style:text-position="0% 100%" style:font-name="Liberation Serif" fo:font-size="14pt" officeooo:rsid="000288b2" officeooo:paragraph-rsid="00c58ca0" style:font-size-asian="14pt" style:font-size-complex="14pt"/>
    </style:style>
    <style:style style:name="P4" style:family="paragraph" style:parent-style-name="Standard">
      <style:text-properties style:text-position="0% 100%" style:font-name="Liberation Serif" fo:font-size="14pt" officeooo:rsid="000367d6" officeooo:paragraph-rsid="000367d6" style:font-size-asian="14pt" style:font-size-complex="14pt"/>
    </style:style>
    <style:style style:name="P5" style:family="paragraph" style:parent-style-name="Standard">
      <style:text-properties style:text-position="0% 100%" style:font-name="Liberation Serif" fo:font-size="14pt" officeooo:rsid="000367d6" officeooo:paragraph-rsid="0005647a" style:font-size-asian="14pt" style:font-size-complex="14pt"/>
    </style:style>
    <style:style style:name="P6" style:family="paragraph" style:parent-style-name="Standard">
      <style:text-properties style:text-position="0% 100%" style:font-name="Liberation Serif" fo:font-size="14pt" officeooo:rsid="0005647a" officeooo:paragraph-rsid="0005647a" style:font-size-asian="14pt" style:font-size-complex="14pt"/>
    </style:style>
    <style:style style:name="P7" style:family="paragraph" style:parent-style-name="Standard">
      <style:text-properties style:text-position="0% 100%" style:font-name="Liberation Serif" fo:font-size="14pt" officeooo:rsid="0005647a" officeooo:paragraph-rsid="0017116e" style:font-size-asian="14pt" style:font-size-complex="14pt"/>
    </style:style>
    <style:style style:name="P8" style:family="paragraph" style:parent-style-name="Standard">
      <style:text-properties style:text-position="0% 100%" style:font-name="Liberation Serif" fo:font-size="14pt" officeooo:rsid="0005647a" officeooo:paragraph-rsid="0011e274" style:font-size-asian="14pt" style:font-size-complex="14pt"/>
    </style:style>
    <style:style style:name="P9" style:family="paragraph" style:parent-style-name="Standard">
      <style:text-properties style:text-position="0% 100%" style:font-name="Liberation Serif" fo:font-size="14pt" officeooo:rsid="0005647a" officeooo:paragraph-rsid="00188fec" style:font-size-asian="14pt" style:font-size-complex="14pt"/>
    </style:style>
    <style:style style:name="P10" style:family="paragraph" style:parent-style-name="Standard">
      <style:text-properties style:text-position="0% 100%" style:font-name="Liberation Serif" fo:font-size="14pt" officeooo:rsid="0005647a" officeooo:paragraph-rsid="001c42fd" style:font-size-asian="14pt" style:font-size-complex="14pt"/>
    </style:style>
    <style:style style:name="P11" style:family="paragraph" style:parent-style-name="Standard">
      <style:text-properties style:text-position="0% 100%" style:font-name="Liberation Serif" fo:font-size="14pt" officeooo:rsid="0005647a" officeooo:paragraph-rsid="001a6e5e" style:font-size-asian="14pt" style:font-size-complex="14pt"/>
    </style:style>
    <style:style style:name="P12" style:family="paragraph" style:parent-style-name="Standard">
      <style:text-properties style:text-position="0% 100%" style:font-name="Liberation Serif" fo:font-size="14pt" officeooo:rsid="0012bc72" officeooo:paragraph-rsid="0012bc72" style:font-size-asian="14pt" style:font-size-complex="14pt"/>
    </style:style>
    <style:style style:name="P13" style:family="paragraph" style:parent-style-name="Standard">
      <style:text-properties style:text-position="0% 100%" style:font-name="Liberation Serif" fo:font-size="14pt" officeooo:rsid="001e3267" officeooo:paragraph-rsid="001e3267" style:font-size-asian="14pt" style:font-size-complex="14pt"/>
    </style:style>
    <style:style style:name="P14" style:family="paragraph" style:parent-style-name="Standard">
      <style:text-properties style:text-position="0% 100%" style:font-name="Liberation Serif" fo:font-size="14pt" officeooo:rsid="001e3267" officeooo:paragraph-rsid="00216b35" style:font-size-asian="14pt" style:font-size-complex="14pt"/>
    </style:style>
    <style:style style:name="P15" style:family="paragraph" style:parent-style-name="Standard">
      <style:text-properties style:text-position="0% 100%" style:font-name="Liberation Serif" fo:font-size="14pt" officeooo:rsid="001e3267" officeooo:paragraph-rsid="0020e153" style:font-size-asian="14pt" style:font-size-complex="14pt"/>
    </style:style>
    <style:style style:name="P16" style:family="paragraph" style:parent-style-name="Standard">
      <style:text-properties style:text-position="0% 100%" style:font-name="Liberation Serif" fo:font-size="14pt" officeooo:rsid="001e3267" officeooo:paragraph-rsid="002e5f69" style:font-size-asian="14pt" style:font-size-complex="14pt"/>
    </style:style>
    <style:style style:name="P17" style:family="paragraph" style:parent-style-name="Standard">
      <style:text-properties style:text-position="0% 100%" style:font-name="Liberation Serif" fo:font-size="14pt" officeooo:rsid="001e3267" officeooo:paragraph-rsid="002b60d6" style:font-size-asian="14pt" style:font-size-complex="14pt"/>
    </style:style>
    <style:style style:name="P18" style:family="paragraph" style:parent-style-name="Standard">
      <style:text-properties style:text-position="0% 100%" style:font-name="Liberation Serif" fo:font-size="14pt" officeooo:rsid="001e3267" officeooo:paragraph-rsid="0033efb6" style:font-size-asian="14pt" style:font-size-complex="14pt"/>
    </style:style>
    <style:style style:name="P19" style:family="paragraph" style:parent-style-name="Standard">
      <style:text-properties style:text-position="0% 100%" style:font-name="Liberation Serif" fo:font-size="14pt" officeooo:rsid="001e3267" officeooo:paragraph-rsid="00bd131a" style:font-size-asian="14pt" style:font-size-complex="14pt"/>
    </style:style>
    <style:style style:name="P20" style:family="paragraph" style:parent-style-name="Standard">
      <style:text-properties style:text-position="0% 100%" style:font-name="Liberation Serif" fo:font-size="14pt" officeooo:rsid="001e3267" officeooo:paragraph-rsid="00c0b3bc" style:font-size-asian="14pt" style:font-size-complex="14pt"/>
    </style:style>
    <style:style style:name="P21" style:family="paragraph" style:parent-style-name="Standard">
      <style:text-properties style:text-position="0% 100%" style:font-name="Liberation Serif" fo:font-size="14pt" officeooo:rsid="0029089a" officeooo:paragraph-rsid="0029089a" style:font-size-asian="14pt" style:font-size-complex="14pt"/>
    </style:style>
    <style:style style:name="P22" style:family="paragraph" style:parent-style-name="Standard">
      <style:text-properties style:text-position="0% 100%" style:font-name="Liberation Serif" fo:font-size="14pt" officeooo:rsid="0062b45c" officeooo:paragraph-rsid="0062b45c" style:font-size-asian="14pt" style:font-size-complex="14pt"/>
    </style:style>
    <style:style style:name="P23" style:family="paragraph" style:parent-style-name="Standard">
      <style:text-properties style:font-name="Liberation Serif" fo:font-size="14pt" officeooo:rsid="0001281d" officeooo:paragraph-rsid="0001281d" style:font-size-asian="14pt" style:font-size-complex="14pt"/>
    </style:style>
    <style:style style:name="P24" style:family="paragraph" style:parent-style-name="Standard">
      <style:text-properties style:font-name="Liberation Serif" fo:font-size="14pt" officeooo:rsid="0001281d" officeooo:paragraph-rsid="000288b2" style:font-size-asian="14pt" style:font-size-complex="14pt"/>
    </style:style>
    <style:style style:name="P25" style:family="paragraph" style:parent-style-name="Standard">
      <style:text-properties style:font-name="Liberation Serif" fo:font-size="14pt" officeooo:rsid="000367d6" officeooo:paragraph-rsid="000367d6" style:font-size-asian="14pt" style:font-size-complex="14pt"/>
    </style:style>
    <style:style style:name="P26" style:family="paragraph" style:parent-style-name="Standard">
      <style:text-properties style:font-name="Liberation Serif" fo:font-size="14pt" officeooo:rsid="000367d6" officeooo:paragraph-rsid="0005647a" style:font-size-asian="14pt" style:font-size-complex="14pt"/>
    </style:style>
    <style:style style:name="P27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33efb6" style:font-size-asian="14pt" style:font-style-asian="normal" style:font-size-complex="14pt" style:font-style-complex="normal"/>
    </style:style>
    <style:style style:name="P28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2e8b1c" style:font-size-asian="14pt" style:font-style-asian="normal" style:font-size-complex="14pt" style:font-style-complex="normal"/>
    </style:style>
    <style:style style:name="P29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3775e4" style:font-size-asian="14pt" style:font-style-asian="normal" style:font-size-complex="14pt" style:font-style-complex="normal"/>
    </style:style>
    <style:style style:name="P30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37d10e" style:font-size-asian="14pt" style:font-style-asian="normal" style:font-size-complex="14pt" style:font-style-complex="normal"/>
    </style:style>
    <style:style style:name="P31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4dca40" style:font-size-asian="14pt" style:font-style-asian="normal" style:font-size-complex="14pt" style:font-style-complex="normal"/>
    </style:style>
    <style:style style:name="P32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4fb3d2" style:font-size-asian="14pt" style:font-style-asian="normal" style:font-size-complex="14pt" style:font-style-complex="normal"/>
    </style:style>
    <style:style style:name="P33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60b19c" style:font-size-asian="14pt" style:font-style-asian="normal" style:font-size-complex="14pt" style:font-style-complex="normal"/>
    </style:style>
    <style:style style:name="P34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2aa9c4" officeooo:paragraph-rsid="002aa9c4" style:font-size-asian="14pt" style:font-style-asian="normal" style:font-size-complex="14pt" style:font-style-complex="normal"/>
    </style:style>
    <style:style style:name="P35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2aa9c4" officeooo:paragraph-rsid="0037d10e" style:font-size-asian="14pt" style:font-style-asian="normal" style:font-size-complex="14pt" style:font-style-complex="normal"/>
    </style:style>
    <style:style style:name="P36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2e8b1c" officeooo:paragraph-rsid="002e8b1c" style:font-size-asian="14pt" style:font-style-asian="normal" style:font-size-complex="14pt" style:font-style-complex="normal"/>
    </style:style>
    <style:style style:name="P37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2e8b1c" officeooo:paragraph-rsid="004050b3" style:font-size-asian="14pt" style:font-style-asian="normal" style:font-size-complex="14pt" style:font-style-complex="normal"/>
    </style:style>
    <style:style style:name="P38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318e2b" officeooo:paragraph-rsid="002e8b1c" style:font-size-asian="14pt" style:font-style-asian="normal" style:font-size-complex="14pt" style:font-style-complex="normal"/>
    </style:style>
    <style:style style:name="P39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318e2b" officeooo:paragraph-rsid="003775e4" style:font-size-asian="14pt" style:font-style-asian="normal" style:font-size-complex="14pt" style:font-style-complex="normal"/>
    </style:style>
    <style:style style:name="P40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318e2b" officeooo:paragraph-rsid="0037d10e" style:font-size-asian="14pt" style:font-style-asian="normal" style:font-size-complex="14pt" style:font-style-complex="normal"/>
    </style:style>
    <style:style style:name="P41" style:family="paragraph" style:parent-style-name="Standard">
      <style:text-properties style:text-line-through-style="none" style:text-line-through-type="none" style:text-position="0% 100%" style:font-name="Liberation Serif" fo:font-size="16pt" fo:font-style="normal" fo:font-weight="normal" officeooo:rsid="001e3267" officeooo:paragraph-rsid="0122f48d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text-properties style:text-position="0% 100%" style:font-name="Liberation Serif" fo:font-size="14pt" officeooo:rsid="0005647a" officeooo:paragraph-rsid="0005647a" style:font-size-asian="14pt" style:font-size-complex="14pt"/>
    </style:style>
    <style:style style:name="P43" style:family="paragraph" style:parent-style-name="Standard">
      <style:text-properties style:text-position="0% 100%" style:font-name="Liberation Serif" fo:font-size="14pt" officeooo:rsid="0005647a" officeooo:paragraph-rsid="0011e274" style:font-size-asian="14pt" style:font-size-complex="14pt"/>
    </style:style>
    <style:style style:name="P44" style:family="paragraph" style:parent-style-name="Standard">
      <style:text-properties style:text-position="0% 100%" style:font-name="Liberation Serif" fo:font-size="14pt" officeooo:rsid="0005647a" officeooo:paragraph-rsid="001c42fd" style:font-size-asian="14pt" style:font-size-complex="14pt"/>
    </style:style>
    <style:style style:name="P45" style:family="paragraph" style:parent-style-name="Standard">
      <style:text-properties style:text-position="0% 100%" style:font-name="Liberation Serif" fo:font-size="14pt" officeooo:rsid="001e3267" officeooo:paragraph-rsid="0020e153" style:font-size-asian="14pt" style:font-size-complex="14pt"/>
    </style:style>
    <style:style style:name="P46" style:family="paragraph" style:parent-style-name="Standard">
      <style:text-properties style:text-position="0% 100%" style:font-name="Liberation Serif" fo:font-size="14pt" officeooo:rsid="001e3267" officeooo:paragraph-rsid="01311100" style:font-size-asian="14pt" style:font-size-complex="14pt"/>
    </style:style>
    <style:style style:name="P47" style:family="paragraph" style:parent-style-name="Standard">
      <style:text-properties style:text-position="0% 100%" style:font-name="Liberation Serif" fo:font-size="14pt" officeooo:rsid="0029089a" officeooo:paragraph-rsid="0029089a" style:font-size-asian="14pt" style:font-size-complex="14pt"/>
    </style:style>
    <style:style style:name="P48" style:family="paragraph" style:parent-style-name="Standard">
      <style:text-properties style:text-position="0% 100%" style:font-name="Liberation Serif" fo:font-size="14pt" officeooo:rsid="0029089a" officeooo:paragraph-rsid="01311100" style:font-size-asian="14pt" style:font-size-complex="14pt"/>
    </style:style>
    <style:style style:name="P49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33efb6" style:font-size-asian="14pt" style:font-style-asian="normal" style:font-size-complex="14pt" style:font-style-complex="normal"/>
    </style:style>
    <style:style style:name="P50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3775e4" style:font-size-asian="14pt" style:font-style-asian="normal" style:font-size-complex="14pt" style:font-style-complex="normal"/>
    </style:style>
    <style:style style:name="P51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37d10e" style:font-size-asian="14pt" style:font-style-asian="normal" style:font-size-complex="14pt" style:font-style-complex="normal"/>
    </style:style>
    <style:style style:name="P52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4dca40" style:font-size-asian="14pt" style:font-style-asian="normal" style:font-size-complex="14pt" style:font-style-complex="normal"/>
    </style:style>
    <style:style style:name="P53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1313a1d" style:font-size-asian="14pt" style:font-style-asian="normal" style:font-size-complex="14pt" style:font-style-complex="normal"/>
    </style:style>
    <style:style style:name="P54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60b19c" style:font-size-asian="14pt" style:font-style-asian="normal" style:font-size-complex="14pt" style:font-style-complex="normal"/>
    </style:style>
    <style:style style:name="P55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4fb3d2" style:font-size-asian="14pt" style:font-style-asian="normal" style:font-size-complex="14pt" style:font-style-complex="normal"/>
    </style:style>
    <style:style style:name="P56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0594fc3" style:font-size-asian="14pt" style:font-style-asian="normal" style:font-size-complex="14pt" style:font-style-complex="normal"/>
    </style:style>
    <style:style style:name="P57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1e3267" officeooo:paragraph-rsid="0132d094" style:font-size-asian="14pt" style:font-style-asian="normal" style:font-size-complex="14pt" style:font-style-complex="normal"/>
    </style:style>
    <style:style style:name="P58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2d3880" officeooo:paragraph-rsid="01311100" style:font-size-asian="14pt" style:font-style-asian="normal" style:font-size-complex="14pt" style:font-style-complex="normal"/>
    </style:style>
    <style:style style:name="P59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2e8b1c" officeooo:paragraph-rsid="002e8b1c" style:font-size-asian="14pt" style:font-style-asian="normal" style:font-size-complex="14pt" style:font-style-complex="normal"/>
    </style:style>
    <style:style style:name="P60" style:family="paragraph" style:parent-style-name="Standard">
      <style:text-properties style:text-line-through-style="none" style:text-line-through-type="none" style:text-position="0% 100%" style:font-name="Liberation Serif" fo:font-size="14pt" fo:font-style="normal" officeooo:rsid="002aa9c4" officeooo:paragraph-rsid="01311100" style:font-size-asian="14pt" style:font-style-asian="normal" style:font-size-complex="14pt" style:font-style-complex="normal"/>
    </style:style>
    <style:style style:name="P61" style:family="paragraph" style:parent-style-name="Standard">
      <style:text-properties style:text-line-through-style="none" style:text-line-through-type="none" style:text-position="super 58%" style:font-name="Liberation Serif" fo:font-size="14pt" fo:font-style="normal" officeooo:rsid="001e3267" officeooo:paragraph-rsid="004fb3d2" style:font-size-asian="14pt" style:font-style-asian="normal" style:font-size-complex="14pt" style:font-style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288b2"/>
    </style:style>
    <style:style style:name="T3" style:family="text">
      <style:text-properties style:text-position="0% 100%" officeooo:rsid="00046c29"/>
    </style:style>
    <style:style style:name="T4" style:family="text">
      <style:text-properties officeooo:rsid="000ba963"/>
    </style:style>
    <style:style style:name="T5" style:family="text">
      <style:text-properties officeooo:rsid="0014b81f"/>
    </style:style>
    <style:style style:name="T6" style:family="text">
      <style:text-properties officeooo:rsid="0017116e"/>
    </style:style>
    <style:style style:name="T7" style:family="text">
      <style:text-properties officeooo:rsid="00188fec"/>
    </style:style>
    <style:style style:name="T8" style:family="text">
      <style:text-properties style:text-position="sub 58%"/>
    </style:style>
    <style:style style:name="T9" style:family="text">
      <style:text-properties style:text-position="sub 58%" officeooo:rsid="002aa9c4"/>
    </style:style>
    <style:style style:name="T10" style:family="text">
      <style:text-properties style:text-position="sub 58%" officeooo:rsid="00188fec"/>
    </style:style>
    <style:style style:name="T11" style:family="text">
      <style:text-properties officeooo:rsid="0029089a"/>
    </style:style>
    <style:style style:name="T12" style:family="text">
      <style:text-properties officeooo:rsid="002aa9c4"/>
    </style:style>
    <style:style style:name="T13" style:family="text">
      <style:text-properties officeooo:rsid="00318e2b"/>
    </style:style>
    <style:style style:name="T14" style:family="text">
      <style:text-properties style:text-position="super 58%"/>
    </style:style>
    <style:style style:name="T15" style:family="text">
      <style:text-properties style:text-position="super 58%" officeooo:rsid="00bd131a"/>
    </style:style>
    <style:style style:name="T16" style:family="text">
      <style:text-properties officeooo:rsid="003c7ebb"/>
    </style:style>
    <style:style style:name="T17" style:family="text">
      <style:text-properties style:text-line-through-style="none" style:text-line-through-type="none" fo:font-style="normal" officeooo:rsid="0033efb6" style:font-style-asian="normal" style:font-style-complex="normal"/>
    </style:style>
    <style:style style:name="T18" style:family="text">
      <style:text-properties style:text-line-through-style="none" style:text-line-through-type="none" fo:font-style="normal" officeooo:rsid="002aa9c4" style:font-style-asian="normal" style:font-style-complex="normal"/>
    </style:style>
    <style:style style:name="T19" style:family="text">
      <style:text-properties officeooo:rsid="0064b13d"/>
    </style:style>
    <style:style style:name="T20" style:family="text">
      <style:text-properties officeooo:rsid="00678d1d"/>
    </style:style>
    <style:style style:name="T21" style:family="text">
      <style:text-properties officeooo:rsid="006c64c2"/>
    </style:style>
    <style:style style:name="T22" style:family="text">
      <style:text-properties officeooo:rsid="006e9648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bd131a"/>
    </style:style>
    <style:style style:name="T25" style:family="text">
      <style:text-properties officeooo:rsid="012653b3"/>
    </style:style>
    <style:style style:name="T26" style:family="text">
      <style:text-properties officeooo:rsid="012c8ea5"/>
    </style:style>
    <style:style style:name="T27" style:family="text">
      <style:text-properties officeooo:rsid="012e10ab"/>
    </style:style>
    <style:style style:name="T28" style:family="text">
      <style:text-properties officeooo:rsid="012f57e8"/>
    </style:style>
    <style:style style:name="T29" style:family="text">
      <style:text-properties officeooo:rsid="01311100"/>
    </style:style>
    <style:style style:name="T30" style:family="text">
      <style:text-properties officeooo:rsid="01313a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* Mean, median, mode</text:p>
      <text:p text:style-name="P23"/>
      <text:p text:style-name="P23">* <text:tab/><text:tab/>supervised learning<text:span text:style-name="T28">­</text:span></text:p>
      <text:p text:style-name="P23"><text:tab/><text:tab/>un-supervised learning</text:p>
      <text:p text:style-name="P23"/>
      <text:p text:style-name="P23">* <text:tab/><text:tab/>Regression (simple, multiple)</text:p>
      <text:p text:style-name="P23"><text:tab/><text:tab/>classification</text:p>
      <text:p text:style-name="P23"/>
      <text:p text:style-name="P23">* <text:tab/><text:tab/>input variables, predictors, independent variables, X.</text:p>
      <text:p text:style-name="P23"><text:tab/><text:tab/>Response, dependent variables, Y.</text:p>
      <text:p text:style-name="P23">* <text:span text:style-name="T1">Є: random error term, it is independent of X, and has mean approximately 0.</text:span></text:p>
      <text:p text:style-name="P1">* typically we don’t know actual form of (f), we estimate it using data.</text:p>
      <text:p text:style-name="P1">* the accuracy of (Ŷ) as a prediction of (Y) depends on two quantities:</text:p>
      <text:p text:style-name="P1"><text:tab/>1- Reducible Error.</text:p>
      <text:p text:style-name="P1"><text:tab/><text:tab/><text:tab/>We can potentially improve the accuracy of (f) by using the most <text:tab/><text:tab/><text:tab/><text:tab/>appropriate statical learning technique to estimate (f) </text:p>
      <text:p text:style-name="P1"><text:tab/>2- irreducible Error. <text:s/></text:p>
      <text:p text:style-name="P24"><text:span text:style-name="T1"><text:tab/><text:tab/><text:tab/>even if it were possible to form a perfect estimate for </text:span><text:span text:style-name="T2">(</text:span><text:span text:style-name="T1">f</text:span><text:span text:style-name="T2">)</text:span><text:span text:style-name="T1">, <text:s/>our<text:tab/><text:tab/><text:tab/><text:tab/>prediction would still have some error in it! This is because Y is <text:tab/><text:tab/><text:tab/>also a function of Є, which, by definition, cannot be predicted <text:tab/><text:tab/><text:tab/><text:tab/>using X. </text:span><text:span text:style-name="T2">so </text:span><text:span text:style-name="T1">no matter how well we estimate f, we cannot reduce <text:tab/><text:tab/><text:tab/>the error <text:s/>introduced by Є.<text:tab/><text:tab/><text:tab/></text:span></text:p>
      <text:p text:style-name="P2">*<text:tab/>Parametic:</text:p>
      <text:p text:style-name="P2"/>
      <text:p text:style-name="P3"><text:span text:style-name="T28"><text:tab/><text:tab/>i</text:span>t reduces the problem of estimating (f) down to one of estimating a set <text:tab/><text:tab/>of parameters.</text:p>
      <text:p text:style-name="P3"/>
      <text:p text:style-name="P3"><text:tab/><text:tab/>Parametric methods have several advantages. They are often easy to fit, <text:tab/><text:tab/>because one need estimate only a small number of coefficients.</text:p>
      <text:p text:style-name="P3"/>
      <text:p text:style-name="P3"><text:tab/><text:tab/>The potential disadvantage of a parametric approach is that the modelwe <text:tab/><text:tab/>choose will usually not match the true unknown form of (f). If the <text:tab/><text:tab/><text:tab/>chosen model is too far from the true (f), then our estimate will be poor.</text:p>
      <text:p text:style-name="P2"/>
      <text:p text:style-name="P2"><text:tab/> Non Parametic:</text:p>
      <text:p text:style-name="P4"><text:tab/><text:tab/>do not make explicit assumptions about the functional form of (f).<text:tab/> <text:tab/><text:tab/>instead they seek an estimate of (f) that gets as close to the data points as <text:tab/><text:tab/>possible without being too rough or wiggly. They have the potential to <text:tab/><text:tab/>accurately fit a wider range of possible shapes for (f). </text:p>
      <text:p text:style-name="P4"/>
      <text:p text:style-name="P25"><text:span text:style-name="T1">Any parametric approach brings with it the possibility that the functional form used to estimate f is very different from the true </text:span><text:span text:style-name="T3">(</text:span><text:span text:style-name="T1">f</text:span><text:span text:style-name="T3">)</text:span><text:span text:style-name="T1">, in which case the resulting model will not fit the data well. In contrast, non-parametric approaches completely avoid this danger, since essentially no assumption about the form of </text:span><text:span text:style-name="T3">(</text:span><text:span text:style-name="T1">f</text:span><text:span text:style-name="T3">)</text:span><text:span text:style-name="T1"> is made. But non-parametric approaches do suffer from a major disadvantage: since they do not reduce </text:span><text:soft-page-break/><text:span text:style-name="T1">the problem of estimating </text:span><text:span text:style-name="T3">(</text:span><text:span text:style-name="T1">f</text:span><text:span text:style-name="T3">)</text:span><text:span text:style-name="T1"> to a small number of parameters, a very large number of observations (far more than is typically needed for a parametric approach) is required in order to obtain an accurate estimate for </text:span><text:span text:style-name="T3">(</text:span><text:span text:style-name="T1">f</text:span><text:span text:style-name="T3">)</text:span><text:span text:style-name="T1">.</text:span></text:p>
      <text:p text:style-name="P4"/>
      <text:p text:style-name="P5">* The Trade-Off Between Prediction Accuracy and Model Interpretability</text:p>
      <text:p text:style-name="P26"><text:span text:style-name="T1"><text:tab/>If we are mainly interested in inference, then restrictive models are much more <text:tab/>interpretable. For instance, when inference is the goal, the linear model may be <text:tab/>a good choice since it will be quite easy to understand the relationship between <text:tab/>Y and X. In contrast, very flexible <text:s/>approaches, such as the boosting methods , <text:tab/>can lead to such complicated estimates of (f) that It is difficult to understand <text:tab/>how any individual predictor is associated with the response</text:span></text:p>
      <text:p text:style-name="P6"/>
      <text:p text:style-name="P6">* Assessing Model Accuracy</text:p>
      <text:p text:style-name="P6"><text:tab/><text:tab/><text:span text:style-name="T4">Measuring the Quality of fit:</text:span></text:p>
      <text:p text:style-name="P6"><text:tab/><text:tab/><text:tab/><text:span text:style-name="T4">MSE in regressioin</text:span></text:p>
      <text:p text:style-name="P7"><text:tab/><text:tab/><text:tab/><text:span text:style-name="T6">Error rate in classification</text:span></text:p>
      <text:p text:style-name="P7"/>
      <text:p text:style-name="P6"><text:tab/><text:tab/></text:p>
      <text:p text:style-name="P6"><text:tab/><text:tab/>we need smallest test MSE instead of smallest train MSE.</text:p>
      <text:p text:style-name="P6"><text:tab/><text:tab/>as the flexibility of the statistical learning method increases, we observe <text:tab/><text:tab/>a monotone decrease in the training MSE and a U-shape in the test MSE. <text:tab/><text:tab/>This is a fundamental property of statistical learning that holds <text:tab/><text:tab/><text:tab/>regardless of the particular data set at hand and regardless of the <text:tab/><text:tab/><text:tab/>statistical method being used. As model flexibility increases, training <text:tab/><text:tab/>MSE will decrease, but the test MSE may not. When a given method <text:tab/><text:tab/><text:tab/>yields a small training MSE but a large test MSE, we are said to be <text:tab/><text:tab/><text:tab/>overfitting the data. This happens because our statistical learning <text:tab/><text:tab/><text:tab/>procedure is working too hard to find patterns in the training data, and <text:tab/><text:tab/>may be picking up some patterns that are just caused by random chance <text:tab/><text:tab/>rather than by true properties of the unknown function f. When we <text:tab/><text:tab/><text:tab/>overfit the training data, the test MSE will be very large because the <text:tab/><text:tab/><text:tab/>supposed <text:s/>patterns that the method found in the training data simply <text:tab/><text:tab/><text:tab/>don’t exist in the test data. Note that regardless of whether or not <text:tab/><text:tab/><text:tab/>overfitting has occurred, we almost always expect the training MSE to <text:tab/><text:tab/>be smaller than the test MSE because most statistical learning methods <text:tab/><text:tab/>either directly or indirectly seek to minimize the training MSE. <text:tab/><text:tab/><text:tab/>Overfitting refers specifically to the case in which a less flexible model <text:tab/><text:tab/>would have yielded a smaller test MSE.</text:p>
      <text:p text:style-name="P6"/>
      <text:p text:style-name="P6">* The Bias-Variance Trade-Off</text:p>
      <text:p text:style-name="P12"><text:tab/>variance:</text:p>
      <text:p text:style-name="P12"><text:tab/><text:tab/>Variance refers to the amount by which fˆ would change if we estimated <text:tab/><text:tab/>it using a different training data set. Since the training data are used to fit <text:tab/><text:tab/>the statistical learning method, different training data sets will result in a <text:tab/><text:tab/>different fˆ. But ideally the estimate for f should not vary too much <text:tab/><text:soft-page-break/><text:tab/><text:tab/>between training sets. However, if a method has high variance then small <text:tab/><text:tab/>changes in the training data can result in large changes in fˆ. In general, <text:tab/><text:tab/>more flexible statistical methods have higher variance. </text:p>
      <text:p text:style-name="P8"/>
      <text:p text:style-name="P8"><text:tab/><text:span text:style-name="T5">Bias:</text:span></text:p>
      <text:p text:style-name="P8"><text:tab/><text:tab/>bias refers to the error that is introduced by approximating a real-life <text:tab/><text:tab/><text:tab/>problem, which may be extremely complicated, by a much simpler <text:tab/><text:tab/><text:tab/>model. For example, linear regression assumes that there is a linear <text:tab/><text:tab/><text:tab/>relationship between Y and X1, X2, . . . , Xp. It is unlikely that any real-<text:tab/><text:tab/>life problem truly has such a simple linear relationship, and so <text:tab/><text:tab/><text:tab/><text:tab/>performing linear regression will undoubtedly result in some bias in the <text:tab/><text:tab/>estimate of (f).</text:p>
      <text:p text:style-name="P8"/>
      <text:p text:style-name="P8"><text:tab/><text:tab/>Generally, more flexible methods result in less bias.</text:p>
      <text:p text:style-name="P8"/>
      <text:p text:style-name="P8"><text:tab/><text:tab/></text:p>
      <text:p text:style-name="P8"><text:tab/>As a general rule, as we use more flexible methods, the variance will increase <text:tab/>and the bias will decrease. The relative rate of change of these two quantities <text:tab/>determines whether the test MSE increases or decreases. As we increase the <text:tab/>flexibility of a class of methods, the bias tends to initially <text:s/>ecrease faster than <text:tab/>the variance increases. Consequently, the expected test MSE declines. <text:tab/>However, at some point increasing flexibility has little impact on the bias but <text:tab/>starts to significantly increase the variance. When this happens the test MSE <text:tab/>increases.</text:p>
      <text:p text:style-name="P8"/>
      <text:p text:style-name="P8"/>
      <text:p text:style-name="P8"/>
      <text:p text:style-name="P8"><text:tab/>Good test set performance of a statistical learning method requires low <text:tab/>variance as well as low squared bias. This is referred to as a trade-off because it <text:tab/>is easy to obtain a method with extremely low bias but high variance (for <text:tab/>instance, by drawing a curve that passes through every single training <text:tab/>observation) or a method with very low variance but high bias (by fitting a <text:tab/>horizontal line to the data). The challenge lies in finding a method for which <text:tab/>both the variance and the squared bias are low</text:p>
      <text:p text:style-name="P8"/>
      <text:p text:style-name="P8"><text:tab/>in order to minimize the expected test error, we need to select a statistical <text:tab/>learning method that simultaneously achieves low variance and low bias. Note <text:tab/>that variance is inherently a nonnegative quantity, and squared bias is also <text:tab/>nonnegative. Hence, we see that the expected test MSE can never lie below <text:tab/>Var(Є), the irreducible error</text:p>
      <text:p text:style-name="P8"/>
      <text:p text:style-name="P8"><text:tab/><text:tab/></text:p>
      <text:p text:style-name="P8"/>
      <text:p text:style-name="P8"/>
      <text:p text:style-name="P8"/>
      <text:p text:style-name="P8"><text:soft-page-break/>* The Bayes Classifier</text:p>
      <text:p text:style-name="P9"><text:tab/>assigns each observation to the most likely class, given its predictor values</text:p>
      <text:p text:style-name="P9"><text:tab/>assign a test observation with predictor vector <text:span text:style-name="T7">X</text:span><text:span text:style-name="T8">0</text:span> to the class <text:span text:style-name="T7">(</text:span>j<text:span text:style-name="T7">)</text:span> for which</text:p>
      <text:p text:style-name="P10"><text:tab/><text:tab/><text:tab/><text:tab/><text:tab/><text:tab/>Pr(Y = j|X = <text:span text:style-name="T7">X</text:span><text:span text:style-name="T8">0</text:span>) <text:tab/><text:tab/><text:tab/><text:tab/>(2.10) </text:p>
      <text:p text:style-name="P10"><text:tab/>is largest. Note that (2.10) <text:s/>is a conditional probability: it is the probability <text:tab/>conditional <text:tab/>that Y = j, given the observed predictor vector <text:span text:style-name="T7">X</text:span><text:span text:style-name="T8">0</text:span>.</text:p>
      <text:p text:style-name="P11"><text:tab/></text:p>
      <text:p text:style-name="P11"/>
      <text:p text:style-name="P11"><text:tab/>The purple dashed line represents the points where the probability is exactly <text:tab/>50%. <text:tab/>This is called the Bayes decision boundary. The Bayes classifier’s <text:tab/>prediction is determined by the Bayes decision boundary</text:p>
      <text:p text:style-name="P11"/>
      <text:p text:style-name="P11"/>
      <text:p text:style-name="P11"/>
      <text:p text:style-name="P10"><text:tab/>The Bayes classifier produces the lowest possible test error rate, called the <text:tab/>Bayes error rate. </text:p>
      <text:p text:style-name="P10"><text:tab/>Since the Bayes classifier will always choose the class for which (2.10) is <text:tab/>largest, the error rate at X=X0 will be 1−maxj Pr(Y=j | X=X0)</text:p>
      <text:p text:style-name="P10"/>
      <text:p text:style-name="P10"/>
      <text:p text:style-name="P13">* K-Nearest Neighbors</text:p>
      <text:p text:style-name="P14"><text:tab/>In theory we would always like to predict qualitative responses using the Bayes <text:tab/>classifier. But for real data, we do not know the conditional distribution of Y <text:tab/>given X, and so computing the Bayes classifier is impossible. Therefore, the <text:tab/>Bayes classifier serves as an unattainable gold standard against which to <text:tab/>compare other methods. Many approaches attempt to estimate the conditional <text:tab/>distribution of Y given X, and then classify a given observation to the class <text:tab/>with highest estimated probability. One such method is the K-nearest neighbors <text:tab/>(KNN) classifier. Given a positive integer K and a test observation X0, the <text:tab/>KNN classifier first identifies the K points in the training data that are closest <text:tab/>to X0, represented by (N0). It then estimates the conditional probability for <text:tab/>class j as the fraction of points in (N0) whose response values equal j. Finally, <text:tab/>KNN applies Bayes rule and classifies the test observation <text:span text:style-name="T7">X</text:span><text:span text:style-name="T10">0</text:span> to the <text:tab/>class <text:tab/>with the largest probability.</text:p>
      <text:p text:style-name="P15"/>
      <text:p text:style-name="P15"><text:tab/>Despite the fact that it is a very simple approach, KNN can often produce <text:tab/>classifiers that are surprisingly close to the optimal Bayes classifier.</text:p>
      <text:p text:style-name="P15"><text:tab/>Figure 2.15 displays the KNN decision boundary, using K = 10, when applied <text:tab/>to the larger simulated data set from Figure 2.13. Notice that even though the <text:tab/>true distribution is not known by the KNN classifier, the KNN decision <text:tab/>boundary is very close to that of the Bayes classifier</text:p>
      <text:p text:style-name="P15"/>
      <text:p text:style-name="P15"><text:tab/>The choice of K has a drastic effect on the KNN classifier obtained. <text:s/>using K = <text:tab/>1 and K=100. When K=1, the decision boundary is overly flexible and finds <text:tab/>patterns in the data that don’t correspond to the Bayes ecision boundary. This <text:soft-page-break/><text:tab/>corresponds to a classifier that has low bias but very high variance. As K <text:tab/>grows, the method becomes less flexible and produces a decision boundary that <text:tab/>is close to linear. This corresponds to a low-variance but high-bias classifier. <text:tab/>On this simulated data set, neither K=1 nor K=100 give good predictions</text:p>
      <text:p text:style-name="P15"/>
      <text:p text:style-name="P15"><text:tab/>With K=1, the KNN training error rate is 0, but the test error rate may be quite <text:tab/>high. In general, as we use more flexible classification methods, the training <text:tab/>error rate will decline but the test error rate may not</text:p>
      <text:p text:style-name="P15"/>
      <text:p text:style-name="P15"><text:tab/>In both the regression and classification settings, choosing the correct level of <text:tab/>flexibility is critical to the success of any statistical learning method. The bias-<text:tab/>variance tradeoff, and the resulting U-shape in the test error, can make this a <text:tab/>difficult task.</text:p>
      <text:p text:style-name="P15"/>
      <text:p text:style-name="P15"/>
      <text:p text:style-name="P15"/>
      <text:p text:style-name="P21">* Linear regression</text:p>
      <text:p text:style-name="P21"/>
      <text:p text:style-name="P22">* simple Linear regression</text:p>
      <text:p text:style-name="P22"/>
      <text:p text:style-name="P22"/>
      <text:p text:style-name="P21"><text:tab/>linear regression is a useful tool for predicting a quantitative response.</text:p>
      <text:p text:style-name="P21"/>
      <text:p text:style-name="P21"><text:tab/><text:span text:style-name="T25">L</text:span>east squares approach that is most commonly used to fit linear regression <text:tab/>model</text:p>
      <text:p text:style-name="P21"/>
      <text:p text:style-name="P21"><text:tab/><text:span text:style-name="T29">L</text:span>inear regression is a very straightforward approach for predicting a <text:tab/><text:tab/><text:tab/>quantitative <text:tab/>response Y on the basis of a single predictor <text:s/>variable X. It <text:tab/>assumes that there is approximately a linear relationship between X and Y .</text:p>
      <text:p text:style-name="P21"/>
      <text:p text:style-name="P21"><text:tab/>few important questions that we might seek to address:</text:p>
      <text:p text:style-name="P21"><text:tab/><text:tab/>1. Is there a relationship between <text:span text:style-name="T16">X</text:span> and <text:span text:style-name="T16">Y</text:span>?</text:p>
      <text:p text:style-name="P21"><text:tab/><text:tab/><text:tab/>H0 : There is no relationship between X and Y</text:p>
      <text:p text:style-name="P21"><text:tab/><text:tab/><text:tab/><text:tab/>H0 : β1 = 0</text:p>
      <text:p text:style-name="P21"><text:tab/><text:tab/><text:tab/>Ha : There is some relationship between X and Y</text:p>
      <text:p text:style-name="P21"><text:tab/><text:tab/><text:tab/><text:tab/>Ha : β1 != 0</text:p>
      <text:p text:style-name="P48"><text:tab/><text:tab/><text:tab/>if β1 = 0 then the model reduces to Y = β0 + Є, and X is not <text:tab/><text:tab/><text:tab/><text:tab/>associated with Y . To test the null hypothesis, we need to <text:tab/><text:tab/><text:tab/><text:tab/>determine whether βˆ1, our estimate for β1, is sufficiently far from <text:tab/><text:tab/><text:tab/>zero that we can be confident that β1 is non-zero. How far is far <text:tab/><text:tab/><text:tab/>enough? This of course depends on the accuracy of βˆ1—that is, it <text:tab/><text:tab/><text:tab/>depends on SE(βˆ1). If SE(βˆ1) is small, then even relatively small <text:tab/><text:tab/><text:tab/>values of βˆ1 may provide strong evidence that β1 != 0, and hence <text:tab/><text:tab/><text:tab/>that there is a relationship between X and Y . In contrast, if <text:tab/><text:tab/><text:tab/><text:tab/>SE(βˆ1) is large, then βˆ1 must be large in absolute value in order <text:soft-page-break/><text:tab/><text:tab/><text:tab/>for us to reject the null hypothesis. In practice, we compute a t-<text:tab/><text:tab/><text:tab/><text:tab/>statistic which measures the number of standard deviations that <text:tab/><text:tab/><text:tab/>βˆ1 is away from 0.</text:p>
      <text:p text:style-name="P46"><text:tab/><text:tab/></text:p>
      <text:p text:style-name="P46"><text:tab/><text:tab/>2. How strong is the relationship between <text:span text:style-name="T16">X </text:span>and <text:span text:style-name="T16">Y</text:span>?</text:p>
      <text:p text:style-name="P15"><text:tab/><text:tab/><text:tab/><text:span text:style-name="T24">We see R</text:span><text:span text:style-name="T15">2 </text:span><text:span text:style-name="T24">or</text:span><text:span text:style-name="T15"> </text:span><text:span text:style-name="T24">RSE</text:span></text:p>
      <text:p text:style-name="P15"><text:tab/><text:tab/>3. Which <text:span text:style-name="T16">Xi </text:span>contribute to <text:span text:style-name="T16">Y</text:span>?</text:p>
      <text:p text:style-name="P19"><text:tab/><text:tab/><text:tab/>we can examine the p-values associated with <text:span text:style-name="T24">e</text:span>ach predictor’s <text:tab/></text:p>
      <text:p text:style-name="P19"><text:tab/><text:tab/><text:tab/>t-statistic </text:p>
      <text:p text:style-name="P15"><text:tab/><text:tab/>4. How accurately can we estimate the effect of each <text:span text:style-name="T16">Xi </text:span>on <text:span text:style-name="T16">Y</text:span>?</text:p>
      <text:p text:style-name="P15"><text:tab/><text:tab/><text:tab/>the standard error of βˆj can be used to construct confidence <text:tab/><text:tab/><text:tab/><text:tab/>intervals for βj.</text:p>
      <text:p text:style-name="P15"/>
      <text:p text:style-name="P15"><text:tab/><text:tab/><text:tab/>If the confidence intervals for Xj are narrow and far from zero, <text:tab/><text:tab/><text:tab/>this is providing evidence that this Xj <text:s/>are related to Y. and if the <text:tab/><text:tab/><text:tab/>interval for Xj includes zero, indicating that the variable is not <text:tab/><text:tab/><text:tab/><text:tab/>statistically significant.</text:p>
      <text:p text:style-name="P15"/>
      <text:p text:style-name="P15"><text:tab/><text:tab/><text:tab/>collinearity can result in very wide standard errors. Could <text:tab/><text:tab/><text:tab/><text:tab/>collinearity be the reason that the confidence interval associated <text:tab/><text:tab/><text:tab/>with Xj <text:s/>is so wide? Here we check VIF scores, if VIF score is &lt;5 <text:tab/><text:tab/><text:tab/>or &lt;10 suggesting no evidence of collinearity</text:p>
      <text:p text:style-name="P15"/>
      <text:p text:style-name="P15"/>
      <text:p text:style-name="P15"><text:tab/><text:tab/>5. How accurately can we predict future <text:span text:style-name="T16">Y</text:span>?</text:p>
      <text:p text:style-name="P20"><text:tab/><text:tab/><text:tab/>The accuracy associated with this estimate depends on whether we <text:tab/><text:tab/><text:tab/>wish to predict an individual response, Y = f(X) + Є, or the <text:tab/><text:tab/><text:tab/><text:tab/>average response, f(X). If the former, we use a prediction interval, <text:tab/><text:tab/><text:tab/>and if the latter, we use a confidence interval. Prediction intervals <text:tab/><text:tab/><text:tab/>will always be wider than confidence intervals because they <text:tab/><text:tab/><text:tab/><text:tab/>account for the uncertainty associated with Є, the irreducible error.</text:p>
      <text:p text:style-name="P15"><text:tab/><text:tab/><text:span text:style-name="T11">6. Is the relationship linear?</text:span></text:p>
      <text:p text:style-name="P15"><text:tab/><text:tab/><text:tab/>we saw that residual plots can be used in order to identify non <text:tab/><text:tab/><text:tab/><text:tab/>linearity. If the relationships are linear, then the residual plots <text:tab/><text:tab/><text:tab/><text:tab/>should display no pattern.</text:p>
      <text:p text:style-name="P15"/>
      <text:p text:style-name="P15"><text:tab/><text:tab/><text:tab/>we transform our predictors in the linear regression model in order <text:tab/><text:tab/><text:tab/>to accommodate non-linear relationships.</text:p>
      <text:p text:style-name="P15"/>
      <text:p text:style-name="P15"><text:tab/><text:tab/>7. Is there synergy among the <text:span text:style-name="T16">Xi … Xn</text:span>?</text:p>
      <text:p text:style-name="P15"><text:tab/><text:tab/><text:tab/>The standard linear regression model assumes an additive <text:tab/><text:tab/><text:tab/><text:tab/>relationship between the predictors and the response. An additive <text:tab/><text:tab/><text:tab/>model is easy to interpret because the effect of each predictor on <text:tab/><text:tab/><text:tab/>the response is unrelated to the values of the other predictors. <text:tab/><text:soft-page-break/><text:tab/><text:tab/><text:tab/>However, the additive assumption may be unrealistic for certain <text:tab/><text:tab/><text:tab/>data sets.</text:p>
      <text:p text:style-name="P15"><text:tab/><text:tab/><text:tab/></text:p>
      <text:p text:style-name="P15"><text:tab/><text:tab/><text:tab/>we include an interaction term in the regression model in order to <text:tab/><text:tab/><text:tab/>accommodate non-additive relationships. A small p-value <text:tab/><text:tab/><text:tab/><text:tab/>associated with the interaction term indicates the presence of such <text:tab/><text:tab/><text:tab/>relationships.</text:p>
      <text:p text:style-name="P16"><text:tab/></text:p>
      <text:p text:style-name="P16"/>
      <text:p text:style-name="P16"/>
      <text:p text:style-name="P16"/>
      <text:p text:style-name="P16"><text:tab/>Parameters <text:span text:style-name="T12">or coefficients:</text:span></text:p>
      <text:p text:style-name="P17"><text:span text:style-name="T12"><text:tab/><text:tab/>β</text:span><text:span text:style-name="T9">0, </text:span><text:span text:style-name="T12">β</text:span><text:span text:style-name="T9">1, </text:span><text:span text:style-name="T12">β</text:span><text:span text:style-name="T9">2 …. </text:span><text:span text:style-name="T12">β</text:span><text:span text:style-name="T9">n</text:span></text:p>
      <text:p text:style-name="P18"><text:span text:style-name="T9"><text:tab/><text:tab/></text:span><text:span text:style-name="T12">β</text:span><text:span text:style-name="T9">0 </text:span><text:span text:style-name="T17">(intercept)</text:span><text:span text:style-name="T18">: the expected value of <text:s/>Y when X=0</text:span></text:p>
      <text:p text:style-name="P27"><text:span text:style-name="T12"><text:tab/><text:tab/>β</text:span><text:span text:style-name="T9">1</text:span><text:span text:style-name="T12">(slope) : the average increase in Y associated with a one unit increase <text:tab/><text:tab/>in X</text:span></text:p>
      <text:p text:style-name="P27"/>
      <text:p text:style-name="P34"><text:tab/><text:tab/>Once we have used our training data to produce estimates βˆ0 and βˆ1 <text:tab/><text:tab/>for the model coefficients, we can predict future Y on the basis of <text:tab/><text:tab/><text:tab/>particular value of X.</text:p>
      <text:p text:style-name="P58"><text:tab/><text:tab/></text:p>
      <text:p text:style-name="P58"><text:tab/><text:tab/>In practice, β0 and β1 are unknown. So fi<text:span text:style-name="T26">r</text:span>st of all we must use data to <text:tab/><text:tab/>estimate the coefficients.</text:p>
      <text:p text:style-name="P58"/>
      <text:p text:style-name="P36"><text:tab/><text:tab/>we want to find an intercept βˆ0 and a slope βˆ1 such that the resulting <text:tab/><text:tab/>line is as close as possible to the n data points. There are a number of <text:tab/><text:tab/>ways of measuring closeness. However, by far the most common <text:tab/><text:tab/><text:tab/>approach involves minimizing the least squares criterion.</text:p>
      <text:p text:style-name="P36"/>
      <text:p text:style-name="P36"><text:tab/><text:tab/>The true relationship is generally not known for real data, but the least <text:tab/><text:tab/>squares line can always be computed using the coefficient estimates </text:p>
      <text:p text:style-name="P37"><text:tab/></text:p>
      <text:p text:style-name="P37"><text:tab/>Residuals:</text:p>
      <text:p text:style-name="P38"><text:tab/><text:tab/>residual = <text:s/>actual – predicted</text:p>
      <text:p text:style-name="P38"><text:tab/><text:tab/>RSS = residual sum of squares = e21 + e22 + · · · + e2n</text:p>
      <text:p text:style-name="P28"><text:tab/><text:tab/><text:tab/>RSS measures the amount of variability that is left unexplained <text:tab/><text:tab/><text:tab/>after performing the regression</text:p>
      <text:p text:style-name="P39"><text:tab/><text:tab/>TSS = total sum of squares:</text:p>
      <text:p text:style-name="P29"><text:tab/><text:tab/><text:tab/>TSS measures the total variance in the response Y , and can be <text:tab/><text:tab/><text:tab/><text:tab/>thought of as the amount of variability inherent in the response <text:tab/><text:tab/><text:tab/>before the regression is performed</text:p>
      <text:p text:style-name="P29"/>
      <text:p text:style-name="P29"/>
      <text:p text:style-name="P29"/>
      <text:p text:style-name="P29"/>
      <text:p text:style-name="P38"><text:soft-page-break/><text:tab/>Assessing the Accuracy of the Coefficient Estimates:</text:p>
      <text:p text:style-name="P38"><text:tab/><text:tab/>how close βˆ0 and βˆ1 are to the true values β0 and β1?</text:p>
      <text:p text:style-name="P40"><text:tab/><text:tab/><text:tab/>SE( βˆ0) = the average amount that βˆ0 differs from the actual <text:tab/><text:tab/><text:tab/><text:tab/>value <text:tab/>of β0</text:p>
      <text:p text:style-name="P60"><text:tab/></text:p>
      <text:p text:style-name="P60"><text:tab/><text:tab/><text:tab/>Standard errors can be used to compute confidence intervals</text:p>
      <text:p text:style-name="P35"><text:tab/><text:tab/><text:tab/>Standard errors can also be used to perform hypothesis tests on the <text:tab/><text:tab/><text:tab/>coefficients. The most common hypothesis test involves testing <text:tab/><text:tab/><text:tab/>the null hypothesis versus the alternative hypothesis</text:p>
      <text:p text:style-name="P30"/>
      <text:p text:style-name="P30"><text:tab/></text:p>
      <text:p text:style-name="P30"/>
      <text:p text:style-name="P30"><text:tab/></text:p>
      <text:p text:style-name="P30"/>
      <text:p text:style-name="P30"><text:tab/>Assessing the Accuracy of the Model:</text:p>
      <text:p text:style-name="P30"><text:tab/><text:tab/>Once we have rejected the null hypothesis in favor of the alternative</text:p>
      <text:p text:style-name="P30"><text:tab/><text:tab/>hypothesis , it is natural to want to quantify the extent to which the</text:p>
      <text:p text:style-name="P30"><text:tab/><text:tab/>model fits the data. The quality of a linear regression fit is typically <text:tab/><text:tab/><text:tab/>assessed using two related quantities: the residual standard error (RSE) <text:tab/><text:tab/>and the R<text:span text:style-name="T14">2</text:span> statistic.</text:p>
      <text:p text:style-name="P30"/>
      <text:p text:style-name="P30"><text:tab/><text:tab/></text:p>
      <text:p text:style-name="P31"><text:tab/><text:tab/><text:span text:style-name="T13">RSE = residual standard error</text:span></text:p>
      <text:p text:style-name="P31"><text:tab/><text:tab/><text:tab/>Due to the presence of Є in the model, even if we knew the true <text:tab/><text:tab/><text:tab/>regression line (i.e. even if β0 and β1 were known), we would not <text:tab/><text:tab/><text:tab/>be able to perfectly predict Y from X. The RSE is an estimate of <text:tab/><text:tab/><text:tab/>the standard deviation of Є. Roughly speaking, it is the average <text:tab/><text:tab/><text:tab/>amount that the response will deviate from the true regression line. <text:tab/><text:tab/><text:tab/>Another way to think about this is that even if the model were <text:tab/><text:tab/><text:tab/><text:tab/>correct and the true values of the unknown coefficients β0 and β1 <text:tab/><text:tab/><text:tab/>were known exactly, any prediction of Y on the basis of X would <text:tab/><text:tab/><text:tab/>still be off by about RSE on average.</text:p>
      <text:p text:style-name="P31"/>
      <text:p text:style-name="P31"><text:tab/><text:tab/><text:tab/>The RSE is considered a measure of the lack of fit of the model to</text:p>
      <text:p text:style-name="P31"><text:tab/><text:tab/><text:tab/>the data. If the predictions obtained using the model are very close <text:tab/><text:tab/><text:tab/>to the true outcome values—that is, if yˆi ≈ yi for i = 1, . . . , n—<text:tab/><text:tab/><text:tab/>then RSE will be small, and we can conclude that the model fits <text:tab/><text:tab/><text:tab/>the data very well. On the other hand, if yˆi is very far from yi for <text:tab/><text:tab/><text:tab/>one or more observations, then the RSE may be quite large, <text:tab/><text:tab/><text:tab/><text:tab/>indicating that the model doesn’t fit the data well.</text:p>
      <text:p text:style-name="P31"/>
      <text:p text:style-name="P31"><text:tab/><text:tab/></text:p>
      <text:p text:style-name="P31"/>
      <text:p text:style-name="P31"/>
      <text:p text:style-name="P31"/>
      <text:p text:style-name="P32"><text:soft-page-break/><text:tab/><text:tab/> R<text:span text:style-name="T14">2 </text:span>statistic:</text:p>
      <text:p text:style-name="P53"><text:tab/><text:tab/><text:tab/>The R<text:span text:style-name="T14">2</text:span> statistic is a measure of the linear relationship between X <text:tab/><text:tab/><text:tab/>and Y</text:p>
      <text:p text:style-name="P53"><text:tab/><text:tab/><text:tab/></text:p>
      <text:p text:style-name="P33"><text:tab/><text:tab/><text:tab/>the squared correlation and the R<text:span text:style-name="T14">2</text:span> statistic are identical</text:p>
      <text:p text:style-name="P33"/>
      <text:p text:style-name="P33"><text:tab/><text:tab/><text:tab/>The RSE provides an absolute measure of lack of fit of the model <text:tab/><text:tab/><text:tab/>to the data. But since it is measured in the units of Y , it is not <text:tab/><text:tab/><text:tab/><text:tab/>always <text:s/>clear what constitutes a good RSE. The R<text:span text:style-name="T14">2</text:span> statistic <text:tab/><text:tab/><text:tab/><text:tab/>provides an alternative measure of fit. It takes the form of a <text:tab/><text:tab/><text:tab/><text:tab/>proportion—the proportion of variance explained—and so it <text:tab/><text:tab/><text:tab/><text:tab/>always takes on a value between 0 and 1, and is independent of the <text:tab/><text:tab/><text:tab/>scale of Y.</text:p>
      <text:p text:style-name="P32"/>
      <text:p text:style-name="P56"><text:tab/><text:tab/><text:tab/>R2 measures the proportion of variability in Y that can be <text:tab/><text:tab/><text:tab/><text:tab/>explained using X. An R2 statistic that is close to 1 indicates that a <text:tab/><text:tab/><text:tab/>large proportion of the variability in the response has been <text:tab/><text:tab/><text:tab/><text:tab/>explained by the regression. A number near 0 indicates that the <text:tab/><text:tab/><text:tab/>regression did not explain much of the variability in the response; <text:tab/><text:tab/><text:tab/>this might occur because the linear model is wrong, or the inherent <text:tab/><text:tab/><text:tab/>error σ2 is high, or both.</text:p>
      <text:p text:style-name="P32"/>
      <text:p text:style-name="P32"/>
      <text:p text:style-name="P32"/>
      <text:p text:style-name="P32"><text:tab/><text:tab/><text:tab/>the R2 statistic has an interpretational advantage over the RSE, <text:tab/><text:tab/><text:tab/>since unlike the RSE, it always lies between 0 and 1. However, it <text:tab/><text:tab/><text:tab/>can still be challenging to determine what is a good R2 value, and <text:tab/><text:tab/><text:tab/>in general, this will depend on the application.</text:p>
      <text:p text:style-name="P32"/>
      <text:p text:style-name="P32">* <text:span text:style-name="T19">Multiple Linear regression</text:span></text:p>
      <text:p text:style-name="P32"/>
      <text:p text:style-name="P32"><text:tab/><text:span text:style-name="T20">in Multiple Linear regression for <text:s/>each predictor a separate slope coefficient in <text:tab/>a single model</text:span></text:p>
      <text:p text:style-name="P32"/>
      <text:p text:style-name="P32"><text:tab/>We interpret βj as the average effect on Y of a one unit increase in Xj, holding <text:tab/>all other predictors fixed.</text:p>
      <text:p text:style-name="P32"/>
      <text:p text:style-name="P32"><text:tab/>simple and multiple regression coefficients can be quite different. This <text:tab/>difference stems from the fact that in the simple regression case, the slope term <text:tab/>represents the average effect of a <text:span text:style-name="T21">one unit</text:span> increase in <text:span text:style-name="T21">xi</text:span>, ignoring other <text:tab/>predictors. In contrast, in the multiple regression setting, the coefficient for <text:span text:style-name="T21">xi <text:tab/></text:span>represents the average effect of increasing <text:span text:style-name="T27">Xi</text:span> <text:span text:style-name="T27">increacing</text:span> by <text:span text:style-name="T21">one unit</text:span> while <text:tab/>holding <text:span text:style-name="T27">Xj</text:span> and <text:span text:style-name="T27">Xm </text:span>fixed.</text:p>
      <text:p text:style-name="P32"/>
      <text:p text:style-name="P32"><text:soft-page-break/><text:tab/>Does it make sense for the multiple regression to suggest no relationship <text:tab/><text:tab/>between <text:s/><text:span text:style-name="T30">Y</text:span> and <text:span text:style-name="T30">Xj </text:span>while the simple linear regression implies the opposite? In <text:tab/>fact it does. This slightly counterintuitive result is very common in many real <text:tab/>life situations, <text:span text:style-name="T22">eg: shark attacks vs higher temperature vs icecream</text:span></text:p>
      <text:p text:style-name="P32"/>
      <text:p text:style-name="P32"><text:tab/></text:p>
      <text:p text:style-name="P32"><text:tab/>Some Important Questions:</text:p>
      <text:p text:style-name="P32"><text:tab/><text:tab/>When we perform multiple linear regression, we usually are interested in</text:p>
      <text:p text:style-name="P32"><text:tab/><text:tab/>answering a few important questions:</text:p>
      <text:p text:style-name="P32"><text:tab/><text:tab/><text:tab/>1. Is at least one of the predictors X1, X2, . . . , Xp useful in <text:tab/><text:tab/><text:tab/><text:tab/>predicting the response?</text:p>
      <text:p text:style-name="P32"><text:tab/><text:tab/><text:tab/><text:tab/>H0 : β1 = β2 = · · · = βp = 0</text:p>
      <text:p text:style-name="P32"><text:tab/><text:tab/><text:tab/><text:tab/>Ha : at least one βj is non-zero.</text:p>
      <text:p text:style-name="P53"><text:tab/><text:tab/><text:tab/><text:tab/>This hypothesis test is performed by computing the </text:p>
      <text:p text:style-name="P53"><text:tab/><text:tab/><text:tab/><text:tab/>F-statistic.</text:p>
      <text:p text:style-name="P32"><text:tab/><text:tab/><text:tab/></text:p>
      <text:p text:style-name="P32"><text:tab/><text:tab/><text:tab/><text:tab/>when there is no relationship between the response and <text:tab/><text:tab/><text:tab/><text:tab/><text:tab/>predictors, one would expect the F-statistic to take on a <text:tab/><text:tab/><text:tab/><text:tab/><text:tab/>value close to 1. On the other hand, if Ha is true we expect F <text:tab/><text:tab/><text:tab/><text:tab/>to be greater than 1</text:p>
      <text:p text:style-name="P32"/>
      <text:p text:style-name="P32"><text:tab/><text:tab/><text:tab/><text:tab/>The large F-statistic suggests that at least one of the X must <text:tab/><text:tab/><text:tab/><text:tab/>be related to Y.</text:p>
      <text:p text:style-name="P32"/>
      <text:p text:style-name="P53"><text:tab/><text:tab/><text:tab/><text:tab/>How large does the F-statistic need to be before we can </text:p>
      <text:p text:style-name="P53"><text:tab/><text:tab/><text:tab/><text:tab/>reject H0 and conclude that there is a relationship? It turns <text:tab/><text:tab/><text:tab/><text:tab/>out that the answer depends on the values of n and p. When <text:tab/><text:tab/><text:tab/><text:tab/>n is large, an F-statistic that is just a little larger than 1 <text:tab/><text:tab/><text:tab/><text:tab/><text:tab/>might still provide evidence against H0. In contrast, a larger <text:tab/><text:tab/><text:tab/><text:tab/>F-statistic is needed to reject H0 if n is small. When H0 is <text:tab/><text:tab/><text:tab/><text:tab/>true and the errors Єi have a normal distribution, the F-<text:tab/><text:tab/><text:tab/><text:tab/><text:tab/>statistic follows an F-distribution. <text:s/>For any given value of n <text:tab/><text:tab/><text:tab/><text:tab/>and p, any statistical software package can be used to <text:tab/><text:tab/><text:tab/><text:tab/><text:tab/>compute the p-value associated with the F-statistic using <text:tab/><text:tab/><text:tab/><text:tab/>this distribution. Based on this p-value, we can determine <text:tab/><text:tab/><text:tab/><text:tab/>whether or not to reject H0. </text:p>
      <text:p text:style-name="P32"/>
      <text:p text:style-name="P53"><text:tab/><text:tab/><text:tab/><text:tab/>Given these individual p-values for each variable, why do <text:tab/><text:tab/><text:tab/><text:tab/>we need to look at the overall F-statistic? After all, it seems <text:tab/><text:tab/><text:tab/><text:tab/>likely that if any one of the p-values for the individual <text:tab/><text:tab/><text:tab/><text:tab/><text:tab/>variables is very small, then at least one of the predictors is <text:tab/><text:tab/><text:tab/><text:tab/>related to the response. However, this logic is flawed, <text:tab/><text:tab/><text:tab/><text:tab/><text:tab/>especially when the number of predictors p is large. For <text:tab/><text:tab/><text:tab/><text:tab/><text:tab/>instance, consider an example in which p = 100 and null <text:tab/><text:tab/><text:tab/><text:tab/><text:tab/>hypothesis is true, so no variable is truly associated with the <text:soft-page-break/><text:tab/><text:tab/><text:tab/><text:tab/>response. In this situation, about 5 % of the p-values<text:tab/> <text:tab/><text:tab/><text:tab/><text:tab/>associated with each variable will be below 0.05 by chance. <text:tab/><text:tab/><text:tab/><text:tab/>In other words, we expect to see approximately five small p-<text:tab/><text:tab/><text:tab/><text:tab/>values even in the absence of any true association between <text:tab/><text:tab/><text:tab/><text:tab/>the predictors and the response. In fact, we <text:s/>are almost <text:tab/><text:tab/><text:tab/><text:tab/><text:tab/>guaranteed that we will observe at least one p-value below <text:tab/><text:tab/><text:tab/><text:tab/>0.05 by chance! Hence, if we use the individual t-statistics <text:tab/><text:tab/><text:tab/><text:tab/>and associated pvalues in order to decide whether or not <text:tab/><text:tab/><text:tab/><text:tab/><text:tab/>there is any association between the variables and the <text:tab/><text:tab/><text:tab/><text:tab/><text:tab/>response, there is a very high chance that we will incorrectly <text:tab/><text:tab/><text:tab/><text:tab/>conclude that there is a relationship. However, the F-statistic <text:tab/><text:tab/><text:tab/><text:tab/>does not suffer from this problem because it adjusts for the <text:tab/><text:tab/><text:tab/><text:tab/>number of predictors. Hence, if H0 is true, there is only a 5 <text:tab/><text:tab/><text:tab/><text:tab/>% chance that the Fstatistic will result in a p-value below <text:tab/><text:tab/><text:tab/><text:tab/>0.05, regardless of the number of predictors or the number <text:tab/><text:tab/><text:tab/><text:tab/>of observations.</text:p>
      <text:p text:style-name="P32"/>
      <text:p text:style-name="P32"><text:tab/><text:tab/><text:tab/><text:tab/>The approach of using an F-statistic to test for any <text:tab/><text:tab/><text:tab/><text:tab/><text:tab/>association between the predictors and the response works <text:tab/><text:tab/><text:tab/><text:tab/>when p is relatively small, and certainly small compared to <text:tab/><text:tab/><text:tab/><text:tab/>n. However, sometimes we have a very large number of <text:tab/><text:tab/><text:tab/><text:tab/><text:tab/>variables. If p &gt; n then there are more coefficients βj to <text:tab/><text:tab/><text:tab/><text:tab/><text:tab/>estimate than observations from which to estimate them. In <text:tab/><text:tab/><text:tab/><text:tab/>this case we cannot even fit the multiple linear regression <text:tab/><text:tab/><text:tab/><text:tab/>model using least squares, so the F-statistic cannot be used.</text:p>
      <text:p text:style-name="P53"><text:tab/><text:tab/><text:tab/><text:tab/></text:p>
      <text:p text:style-name="P53"><text:tab/><text:tab/><text:tab/>2. Do all the predictors help to explain Y , or is only a subset of the</text:p>
      <text:p text:style-name="P32"><text:tab/><text:tab/><text:tab/>predictors useful? ( variable selection )</text:p>
      <text:p text:style-name="P32"/>
      <text:p text:style-name="P32"><text:tab/><text:tab/><text:tab/><text:tab/>It is possible that all of the predictors are associated with the <text:tab/><text:tab/><text:tab/><text:tab/>response, but it is more often the case that the response is <text:tab/><text:tab/><text:tab/><text:tab/>only related to a subset of the predictors. </text:p>
      <text:p text:style-name="P53"><text:tab/><text:tab/><text:tab/><text:tab/></text:p>
      <text:p text:style-name="P53"><text:tab/><text:tab/><text:tab/><text:tab/>Ideally, we would like to perform variable selection by <text:tab/><text:tab/><text:tab/><text:tab/><text:tab/>trying out a lot of different models, each containing a <text:tab/><text:tab/><text:tab/><text:tab/><text:tab/>different subset of the predictors. For instance, if p = 2, then <text:tab/><text:tab/><text:tab/><text:tab/>we can consider four models: (1) a model containing no <text:tab/><text:tab/><text:tab/><text:tab/><text:tab/>variables, (2) a model containing X1 only, (3) a model <text:tab/><text:tab/><text:tab/><text:tab/><text:tab/>containing X2 only, and (4) a model containing both X1 and <text:tab/><text:tab/><text:tab/><text:tab/>X2. We can then select the best model out of all of the <text:tab/><text:tab/><text:tab/><text:tab/><text:tab/>models that we have considered. How do we determine <text:tab/><text:tab/><text:tab/><text:tab/><text:tab/>which model is best? Various statistics can be used to judge <text:tab/><text:tab/><text:tab/><text:tab/>the quality of a model. These include AIC, BIC and adjusted <text:tab/><text:tab/><text:tab/><text:tab/>R2.</text:p>
      <text:p text:style-name="P32"/>
      <text:p text:style-name="P32"><text:soft-page-break/></text:p>
      <text:p text:style-name="P32"><text:tab/><text:tab/><text:tab/><text:tab/>Unfortunately, there are a total of 2p models that contain <text:tab/><text:tab/><text:tab/><text:tab/>subsets of p variables. This means that even for moderate p, <text:tab/><text:tab/><text:tab/><text:tab/>trying out every possible subset of the predictors is <text:tab/><text:tab/><text:tab/><text:tab/><text:tab/>infeasible. For instance, we saw that if p = 2, then there are <text:tab/><text:tab/><text:tab/><text:tab/>2<text:span text:style-name="T14">2</text:span> = 4 models to consider. But if p = 30, then we must <text:tab/><text:tab/><text:tab/><text:tab/><text:tab/>consider 2<text:span text:style-name="T14">30</text:span> = 1,073,741,824 models! This is not practical. <text:tab/><text:tab/><text:tab/><text:tab/>Therefore, unless p is very small, we cannot consider all 2<text:span text:style-name="T14">p</text:span> <text:tab/><text:tab/><text:tab/><text:tab/>models, and instead we need an automated and efficient <text:tab/><text:tab/><text:tab/><text:tab/><text:tab/>approach to choose a smaller set of models to consider. <text:tab/><text:tab/><text:tab/><text:tab/><text:tab/>There are three classical approaches for this task:</text:p>
      <text:p text:style-name="P32"><text:tab/><text:tab/><text:tab/><text:tab/><text:tab/>Forward selection</text:p>
      <text:p text:style-name="P32"><text:tab/><text:tab/><text:tab/><text:tab/><text:tab/>Backward selection</text:p>
      <text:p text:style-name="P32"><text:tab/><text:tab/><text:tab/><text:tab/><text:tab/>Mixed selection</text:p>
      <text:p text:style-name="P32"/>
      <text:p text:style-name="P32"><text:tab/>3. How well does the model fit the data?</text:p>
      <text:p text:style-name="P32"><text:tab/><text:tab/>Two of the most common numerical measures of model fit are the RSE <text:tab/><text:tab/>and R<text:span text:style-name="T14">2</text:span>, the fraction of variance explained.</text:p>
      <text:p text:style-name="P53"><text:tab/><text:tab/></text:p>
      <text:p text:style-name="P53"><text:tab/><text:tab/>R2 is the square of the correlation of the response and the variable. In <text:tab/><text:tab/>multiple linear regression, it turns out that it equals Cor(Y, Yˆ )2, the <text:tab/><text:tab/><text:tab/>square of the correlation between the response and the fitted linear <text:tab/><text:tab/><text:tab/>model; in fact one property of the fitted linear model is that it maximizes <text:tab/><text:tab/>this correlation among all possible linear models.</text:p>
      <text:p text:style-name="P32"/>
      <text:p text:style-name="P32"><text:tab/><text:tab/>An R<text:span text:style-name="T14">2</text:span> value close to 1 indicates that the model explains a large portion <text:tab/><text:tab/>of the variance in the response variable.</text:p>
      <text:p text:style-name="P32"/>
      <text:p text:style-name="P32"><text:tab/><text:tab/>R<text:span text:style-name="T14">2</text:span> will always increase when more variables are added to the model, <text:tab/><text:tab/><text:tab/>even if those variables are only weakly associated with the response. <text:tab/><text:tab/><text:tab/>This is due to the fact that adding another variable to the least squares <text:tab/><text:tab/>equations must allow us to fit the training data (though not necessarily <text:tab/><text:tab/>the testing data) more accurately. Thus, the R2 statistic, which is also <text:tab/><text:tab/>computed on the training data, must increase. </text:p>
      <text:p text:style-name="P32"><text:tab/><text:tab/>RSE can increase when new variable is added to the model given that <text:tab/><text:tab/>RSS must decrease. models with more variables can have higher RSE if <text:tab/><text:tab/>the decrease in RSS is small relative to the increase in p.</text:p>
      <text:p text:style-name="P32"/>
      <text:p text:style-name="P32"><text:tab/><text:tab/>synergy or interaction effect between the Xi, .. Xp, whereby combining <text:tab/><text:tab/>the Xi, … Xp together results in a bigger boost to</text:p>
      <text:p text:style-name="P32"><text:tab/><text:tab/>Y than using any single Xj</text:p>
      <text:p text:style-name="P61"/>
      <text:p text:style-name="P57"><text:tab/></text:p>
      <text:p text:style-name="P57"/>
      <text:p text:style-name="P57"><text:soft-page-break/><text:tab/>4. Given a set of predictor values, what response value should we <text:tab/><text:tab/><text:tab/>predict, and how accurate is our prediction?</text:p>
      <text:p text:style-name="P32"/>
      <text:p text:style-name="P32"><text:tab/><text:tab/>there are three sorts of uncertainty associated with this prediction.</text:p>
      <text:p text:style-name="P32"><text:tab/><text:tab/><text:tab/>1. The coefficient estimates βˆ0, βˆ1, . . . , βˆp are only estimates <text:tab/><text:tab/><text:tab/>for β0, β1, . . . , βp. The inaccuracy in the coefficient estimates is <text:tab/><text:tab/><text:tab/>related to the reducible error. We can compute a confidence <text:tab/><text:tab/><text:tab/><text:tab/>interval in order to determine how close Yˆ will be to f(X).</text:p>
      <text:p text:style-name="P57"><text:tab/><text:tab/><text:tab/></text:p>
      <text:p text:style-name="P57"><text:tab/><text:tab/><text:tab/>2. Of course, in practice assuming a linear model for f(X) is <text:tab/><text:tab/><text:tab/><text:tab/>almost always an approximation of reality, so there is an additional <text:tab/><text:tab/><text:tab/>source of potentially reducible error which we call model bias. So <text:tab/><text:tab/><text:tab/>when we use a linear model, we are in fact estimating the best <text:tab/><text:tab/><text:tab/><text:tab/>linear approximation to the true surface. However, here we will <text:tab/><text:tab/><text:tab/>ignore this discrepancy, and operate as if the linear model were <text:tab/><text:tab/><text:tab/>correct</text:p>
      <text:p text:style-name="P32"/>
      <text:p text:style-name="P32"><text:tab/><text:tab/><text:tab/>3. Even if we knew f(X)—that is, even if we knew the true values <text:tab/><text:tab/><text:tab/>for β0, β1, . . . , βp—the response value cannot be predicted <text:tab/><text:tab/><text:tab/><text:tab/>perfectly because of the random error Є in the model. We referr to <text:tab/><text:tab/><text:tab/>this as the irreducible error. How much will Y vary from Yˆ ? We <text:tab/><text:tab/><text:tab/>use prediction intervals to answer this question. Prediction</text:p>
      <text:p text:style-name="P32"><text:tab/><text:tab/><text:tab/>intervals are always wider than confidence intervals, because they <text:tab/><text:tab/><text:tab/>incorporate both the error in the estimate for f(X) (the reducible <text:tab/><text:tab/><text:tab/>error) and the uncertainty as to how much an individual point will <text:tab/><text:tab/><text:tab/>differ from the population regression plane (the irreducible error)</text:p>
      <text:p text:style-name="P32"><text:tab/><text:tab/><text:tab/>We use a confidence interval to quantify the uncertainty <text:tab/><text:tab/><text:tab/><text:tab/><text:tab/>surrounding the average Y over a large number of Xj. On the other <text:tab/><text:tab/><text:tab/>hand, a prediction interval can be used to quantify the uncertainty <text:tab/><text:tab/><text:tab/>surrounding Y for a particular data point. Note that both intervals <text:tab/><text:tab/><text:tab/>are centered at same point, but that the prediction interval is <text:tab/><text:tab/><text:tab/><text:tab/>substantially wider than the confidence interval</text:p>
      <text:p text:style-name="P32"/>
      <text:p text:style-name="P32">* Other Considerations in the Regression Model</text:p>
      <text:p text:style-name="P32"><text:tab/>Qualitative Predictors</text:p>
      <text:p text:style-name="P32"><text:tab/><text:tab/>If a qualitative predictor (also known as a factor) only has two levels, or <text:tab/><text:tab/>possible values, then incorporating it into a regression model is very <text:tab/><text:tab/><text:tab/>simple. We simply create an indicator or dummy variable that takes on <text:tab/><text:tab/>two possible numerical values (The decision to code one factor as 1 and <text:tab/><text:tab/>another factor as 0 is arbitrary, and has no effect on the regression fit, but <text:tab/><text:tab/>does alter the interpretation of the coefficients )and use this variable as a <text:tab/><text:tab/>predictor in the regression equation. </text:p>
      <text:p text:style-name="P32"><text:tab/></text:p>
      <text:p text:style-name="P32"><text:tab/><text:tab/>When a qualitative predictor has more than two levels, a single dummy <text:tab/><text:tab/>variable cannot represent all possible values. In this situation, we can <text:soft-page-break/><text:tab/><text:tab/>create additional dummy variables. Then both of these variables can be <text:tab/><text:tab/>used in the regression equation, in order to obtain the model. There will <text:tab/><text:tab/>always be one fewer dummy variable than the number of levels. The <text:tab/><text:tab/><text:tab/>level with no dummy variable is known as the baseline. the level <text:tab/><text:tab/><text:tab/>selected as the baseline category is arbitrary, and the final predictions for <text:tab/><text:tab/>each group will be the same regardless of this choice. However, the <text:tab/><text:tab/><text:tab/>coefficients and their p-values do depend on the choice of dummy <text:tab/><text:tab/><text:tab/>variable coding. Rather than rely on the individual coefficients, we can <text:tab/><text:tab/>use an F-test to test H0 : β1 = β2 = 0; this does not depend on the coding.</text:p>
      <text:p text:style-name="P57"><text:tab/><text:tab/></text:p>
      <text:p text:style-name="P57"><text:tab/><text:tab/>There are many different ways of coding qualitative variables besides the <text:tab/><text:tab/>dummy variable approach taken here. All of these approaches lead to <text:tab/><text:tab/>equivalent model fits, but the coefficients are different and have different <text:tab/><text:tab/>interpretations</text:p>
      <text:p text:style-name="P57"/>
      <text:p text:style-name="P32">* Extensions of the Linear Model</text:p>
      <text:p text:style-name="P32"><text:tab/>The standard linear regression modelprovides interpretable results and works <text:tab/>quite well on many real-world problems. However, it makes several highly <text:tab/>restrictive assumptions that are often violated in practice. Two of the most <text:tab/>important assumptions state that the relationship between the predictors and <text:tab/>response are:</text:p>
      <text:p text:style-name="P32"><text:tab/><text:tab/>1- additive</text:p>
      <text:p text:style-name="P32"><text:tab/><text:tab/><text:tab/>The additive assumption means that the effect of changes in a <text:tab/><text:tab/><text:tab/><text:tab/>predictor Xj on the response Y is independent of the values of the <text:tab/><text:tab/><text:tab/>other predictors. Means theres is no interaction effect</text:p>
      <text:p text:style-name="P32"><text:tab/><text:tab/>2- linear</text:p>
      <text:p text:style-name="P32"><text:tab/><text:tab/><text:tab/>The linear assumption states that the change in the response Y due <text:tab/><text:tab/><text:tab/>to a one-unit change in Xj is constant, regardless of the value of Xj</text:p>
      <text:p text:style-name="P32"><text:tab/><text:tab/><text:tab/>Removing the Additive Assumption</text:p>
      <text:p text:style-name="P57"><text:tab/><text:tab/><text:tab/></text:p>
      <text:p text:style-name="P57"><text:tab/><text:tab/>if there interaction effect (additive assumption is failed):</text:p>
      <text:p text:style-name="P32"><text:tab/><text:tab/>One way of extending linear model to allow for interaction effects is to <text:tab/><text:tab/>include a third predictor, called an interaction term, which is constructed <text:tab/><text:tab/>by computing the product of X1 and X2. This results in the model:</text:p>
      <text:p text:style-name="P32"><text:tab/><text:tab/><text:tab/>Y = β0 + β1X1 + β2X2 + β3X1X2 + <text:s/>Є</text:p>
      <text:p text:style-name="P57"><text:tab/><text:tab/>if we include an interaction in a model, we should also include the main <text:tab/><text:tab/>effects, even if the p-values associated with principle their coefficients <text:tab/><text:tab/>are not significant.</text:p>
      <text:p text:style-name="P32"/>
      <text:p text:style-name="P32"><text:tab/><text:tab/>the concept of interactions applies just as well to qualitative variables, or <text:tab/><text:tab/>to a combination of quantitative and qualitative variables.</text:p>
      <text:p text:style-name="P32"><text:tab/><text:tab/>Non-linear Relationships in some cases, the true relationship between the <text:tab/><text:tab/>response and the predictors may be nonlinear. a very simple way to <text:tab/><text:tab/><text:tab/>directly extend the linear model to accommodate non-linear <text:tab/><text:tab/><text:tab/><text:tab/>relationships, using polynomial regression. </text:p>
      <text:p text:style-name="P32"><text:soft-page-break/></text:p>
      <text:p text:style-name="P32"/>
      <text:p text:style-name="P32">* polynomial regression:</text:p>
      <text:p text:style-name="P32"><text:tab/>A simple approach for incorporating non-linear associations in a linear model <text:tab/>is to include transformed versions of the predictors in the model. But it is still a <text:tab/>linear model!</text:p>
      <text:p text:style-name="P32"/>
      <text:p text:style-name="P32">* Potential Problems in Linear regression:</text:p>
      <text:p text:style-name="P32"><text:tab/>1. Non-linearity of the response-predictor relationships.</text:p>
      <text:p text:style-name="P32"><text:tab/>Residual plots are a useful graphical tool for identifying nonlinearity. Given a <text:tab/>simple linear regression model, we can plot the residuals versus the predictor <text:tab/>xi. In the case of a multiple regression model, since there are multiple <text:tab/>predictors, we instead plot the residuals versus the predicted values yˆi. Ideally, <text:tab/>the residual plot will show no fitted discernible pattern. The presence of a <text:tab/>pattern may indicate a problem with some aspect of the linear model.</text:p>
      <text:p text:style-name="P32"><text:tab/>If the residual plot indicates that there are non-linear associations in the data, <text:tab/>then a simple approach is to use non-linear transformations of the predictors, <text:tab/>such as log X, √X, and X2, in the regression model.</text:p>
      <text:p text:style-name="P32"/>
      <text:p text:style-name="P32"><text:tab/>2. Correlation of error terms.</text:p>
      <text:p text:style-name="P32"><text:tab/>An important assumption of the linear regression model is that the error terms, <text:tab/>Є1, Є2, . . . , Єn, are uncorrelated. What does this mean? For instance, if the <text:tab/>errors are uncorrelated, then the fact that Єi is positive provides little or no <text:tab/>information about the sign of Єi+1. The standard errors that are computed for <text:tab/>the estimated regression coefficients or the fitted values are based on the <text:tab/>assumption of uncorrelated error terms. If in fact there is correlation among the <text:tab/>error terms, then the estimated standard errors will tend to underestimate the <text:tab/>true standard errors. As a result, confidence and prediction intervals will be <text:tab/>narrower than they should be. For example, a 95 % confidence interval may in <text:tab/>reality have a much lower probability than 0.95 of containing the true value of <text:tab/>the parameter. In addition, p-values associated with the model will be lower <text:tab/>than they should be; this could cause us to erroneously conclude that a <text:tab/>parameter is statistically significant. In short, if the error terms are correlated, <text:tab/>we may have an unwarranted sense of confidence in our model.</text:p>
      <text:p text:style-name="P32"><text:tab/>In general, the assumption of uncorrelated errors is extremely important for <text:tab/>linear regression as well as for other statistical methods, and good experimental <text:tab/>design is crucial in order to mitigate the risk of such correlations.</text:p>
      <text:p text:style-name="P32"/>
      <text:p text:style-name="P32"><text:tab/>3. Non-constant variance of error terms.</text:p>
      <text:p text:style-name="P32"><text:tab/>Another important assumption of the linear regression model is that the error <text:tab/>terms have a constant variance, Var(#i) = σ2. The standard errors, confidence <text:tab/>intervals, and hypothesis tests associated with the linear model <text:s/>rely upon this <text:tab/>assumption.</text:p>
      <text:p text:style-name="P32"/>
      <text:p text:style-name="P32"><text:soft-page-break/><text:tab/>Unfortunately, it is often the case that the variances of the error terms are non-<text:tab/>constant. For instance, the variances of the error terms may increase with the <text:tab/>value of the response. One can identify non-constant variances in the errors, or <text:tab/>heteroscedasticity, from the presence of a funnel shape in heteroscedathe <text:tab/>residual plot. When faced with this problem, one possible solution is to <text:tab/>transform the response Y using a concave function such as log Y or √Y . Such a <text:tab/>transformation results in a greater amount of shrinkage of the larger responses, <text:tab/>leading to a reduction in heteroscedasticity</text:p>
      <text:p text:style-name="P32"/>
      <text:p text:style-name="P32"><text:tab/>4. Outliers.</text:p>
      <text:p text:style-name="P32"><text:tab/>An outlier is a point for which yi is far from the value predicted by the model. </text:p>
      <text:p text:style-name="P32"><text:tab/>removing the outlier has little effect on the least squares line: it leads to almost <text:tab/>no change in the slope, and a miniscule reduction in the intercept. It is typical <text:tab/>for an outlier that does not have an unusual predictor value to have little effect <text:tab/>on the least squares fit. However, even if an outlier does not have much effect <text:tab/>on the least squares fit, it can cause other problems. For instance, the RSE <text:tab/>grater in presence of an outlier. Since the RSE is used to compute all <text:tab/>confidence intervals and p-values, such a dramatic increase caused by a single <text:tab/>data point can have implications for the interpretation of the fit. Similarly, <text:tab/>inclusion of the outlier causes the R2 to decline.</text:p>
      <text:p text:style-name="P32"/>
      <text:p text:style-name="P32"><text:tab/>Residual plots can be used to identify outliers.</text:p>
      <text:p text:style-name="P32"><text:tab/>in practice, it can be difficult to decide how large a residual needs to be before <text:tab/>we consider the point to be an outlier. To address this problem, instead of <text:tab/>plotting the residuals, we can plot the studentized residuals, computed by <text:tab/>dividing each residual ei by its estimated standard error. Observations whose <text:tab/>studentized <text:s/>residuals are greater than 3 in absolute value are possible outliers.</text:p>
      <text:p text:style-name="P32"><text:tab/>If we believe that an outlier has occurred due to an error in data collection or <text:tab/>recording, then one solution is to simply remove the observation. <text:s/>However, <text:tab/>care should be taken, since an outlier may instead indicate a deficiency with the <text:tab/>model, such as a missing predictor</text:p>
      <text:p text:style-name="P32"/>
      <text:p text:style-name="P32"><text:tab/>5. High-leverage points.</text:p>
      <text:p text:style-name="P32"><text:tab/>observations with high leverage have an unusual value for xi</text:p>
      <text:p text:style-name="P32"><text:tab/>removing the high leverage observation has a much more substantial impact on <text:tab/>the least squares line than removing the outlier. In fact, high leverage <text:tab/>observations tend to have a sizable impact on the estimated regression line. It is <text:tab/>cause for concern if the least squares line is heavily affected by just a couple of <text:tab/>observations, because any problems with these points may invalidate the entire <text:tab/>fit. For this reason, it is important to identify high leverage observations.</text:p>
      <text:p text:style-name="P32"><text:tab/>In a simple linear regression, high leverage observations are fairly easy to <text:tab/>identify, since we can simply look for observations for which the predictor <text:tab/>value is outside of the normal range of the observations. But in a multiple <text:tab/>linear regression with many predictors, it is possible to have an observation <text:soft-page-break/><text:tab/>that is well within the range of each individual predictor’s values, but that is <text:tab/>unusual in terms of the full set of predictors</text:p>
      <text:p text:style-name="P32"/>
      <text:p text:style-name="P32"><text:tab/>In order to quantify an observation’s leverage, we compute the leverage <text:tab/>statistic. A large value of this statistic indicates an observation with high <text:tab/>leverage leverage. </text:p>
      <text:p text:style-name="P57"><text:tab/></text:p>
      <text:p text:style-name="P57"><text:tab/>The leverage statistic hi is always between 1/n and 1, and the average leverage <text:tab/>for all the observations is always equal to (p + 1)/n. So if a given observation <text:tab/>has a leverage statistic</text:p>
      <text:p text:style-name="P32"><text:tab/>that greatly exceeds (p+1)/n, then we may suspect that the corresponding point <text:tab/>has high leverage</text:p>
      <text:p text:style-name="P32"/>
      <text:p text:style-name="P32"/>
      <text:p text:style-name="P32"><text:tab/>6. Collinearity.</text:p>
      <text:p text:style-name="P32"><text:tab/>Collinearity refers to the situation in which two or more predictor variables <text:tab/>collinearity are closely related to one another</text:p>
      <text:p text:style-name="P32"><text:tab/>if Xj and Xm are very highly correlated with each other,we say that they are <text:tab/>collinear. The presence of collinearity can pose problems in the regression <text:tab/>context, since it can be difficult to separate out the individual effects of <text:tab/>collinear variables on the response. In other words, since Xj and Xm tend to <text:tab/>increase or decrease together, it can be difficult to determine how each one <text:tab/>separately is associated with the response.</text:p>
      <text:p text:style-name="P32"/>
      <text:p text:style-name="P32"><text:tab/>contour plots of the RSS associated with possible coefficient estimates for the <text:tab/>regression of Y onto Xj and Xm, which we know to be highly collinear. Now <text:tab/>the contours run along a narrow valley; there is a broad range of values for the <text:tab/>coefficient estimates that result in equal values for RSS. Hence a small change <text:tab/>in the data could cause the pair of coefficient values that yield the smallest RSS<text:tab/>—that is, the least squares estimates—to move anywhere along this valley. This <text:tab/>results in a great deal of uncertainty in the coefficient estimates.</text:p>
      <text:p text:style-name="P32"/>
      <text:p text:style-name="P32"><text:tab/>Since collinearity reduces the accuracy of the estimates of the regression <text:tab/>coefficients, it causes the standard error for βˆj to grow. Recall that the t-<text:tab/>statistic for each predictor is calculated by dividing βˆj by its standard error. <text:tab/>Consequently, collinearity results in a decline in the t-statistic. As a result, in <text:tab/>the presence of collinearity, we may fail to reject H0 : βj = 0. This means that <text:tab/>the power of the hypothesis test—the probability of correctly etecting a non-<text:tab/>zero coefficient—is reduced by collinearity.</text:p>
      <text:p text:style-name="P32"/>
      <text:p text:style-name="P32"><text:tab/>A simple way to detect collinearity is to look at the correlation matrix of the <text:tab/>predictors. An element of this matrix that is large in absolute value indicates a <text:tab/>pair of highly correlated variables, and therefore a collinearity problem in the <text:tab/>data. Unfortunately, not all collinearity problems can be detected by inspection <text:tab/>of the correlation matrix: it is possible for collinearity to exist between three or <text:soft-page-break/><text:tab/>more variables even if no pair of variables has a particularly high correlation. <text:tab/>We call this situation Instead of inspecting the correlation matrix, a better way <text:tab/>to assess multicollinearity is to compute the variance inflation factor (VIF). <text:tab/>The smallest possible value for VIF is 1, which indicates the complete absence <text:tab/>of collinearity. Typically in practice there is a small amount of collinearity <text:tab/>among the predictors. As a rule of thumb, a VIF value that exceeds 5 or 10 <text:tab/>indicates a problematic amount of collinearity.</text:p>
      <text:p text:style-name="P32"/>
      <text:p text:style-name="P32"/>
      <text:p text:style-name="P32"><text:tab/>When faced with the problem of collinearity, there are two simple solutions. <text:tab/>The first is to drop one of the problematic variables from the regression. This <text:tab/>can usually be done without much compromise to the regression fit, since the <text:tab/>presence of collinearity implies that the information that this variable provides <text:tab/>about the response is redundant in the presence of the other variables. The <text:tab/>second solution is to combine the collinear variables together into a single <text:tab/>predictor</text:p>
      <text:p text:style-name="P32"/>
      <text:p text:style-name="P32"/>
      <text:p text:style-name="P32">* KNN regression(non-parametric method)</text:p>
      <text:p text:style-name="P32"><text:tab/>The KNN regression method is closely related to the KNN classifier</text:p>
      <text:p text:style-name="P32"><text:tab/>Given a value for K and a prediction point X0, KNN regression first identifies <text:tab/>the K training observations that are closest to X0, represented by N0. It then <text:tab/>estimates f(X0) using the average of all the training responses in N0.</text:p>
      <text:p text:style-name="P32"><text:tab/>In general, the optimal value for K will depend on the bias-variance tradeoff, A <text:tab/>small value for K provides the most flexible fit, which will have low bias but <text:tab/>high variance. This variance is due to the fact that the prediction in a given <text:tab/>region is entirely dependent on just one observation. In contrast, larger values <text:tab/>of K provide a smoother and less variable fit; the prediction in a region is an <text:tab/>average of several points, and so changing one observation has a smaller effect. <text:tab/>However, the smoothing may cause bias.</text:p>
      <text:p text:style-name="P32"/>
      <text:p text:style-name="P32"><text:tab/>In what setting will a parametric approach such as least squares linear <text:tab/>regression outperform a non-parametric approach such as KNN regression? <text:tab/>The answer is simple: the parametric approach will outperform the <text:tab/>nonparametric approach if the parametric form that has been selected is close <text:tab/>to the true form of f.</text:p>
      <text:p text:style-name="P57"><text:tab/></text:p>
      <text:p text:style-name="P57"><text:tab/>When the value of K is large, then KNN performs only a little worse than least <text:tab/>squares regression in terms of MSE. It performs far worse when K is small.</text:p>
      <text:p text:style-name="P32"><text:tab/>as the extent of non-linearity increases, there is little change in the test set MSE <text:tab/>for the non-parametric KNN method, but there is a large increase in the test set <text:tab/>MSE of linear regression</text:p>
      <text:p text:style-name="P57"><text:tab/></text:p>
      <text:p text:style-name="P57"><text:tab/>in higher dimensions, KNN often performs worse than linear regression</text:p>
      <text:p text:style-name="P32"><text:soft-page-break/><text:tab/>When p = 1 or p = 2, KNN outperforms linear regression. But for p = 3 the <text:tab/>results are mixed, and for p ≥ 4 linear regression is superior to KNN. In fact, <text:tab/>the increase in dimension has only caused a small deterioration in the linear <text:tab/>regression test set MSE, but it has caused more than a ten-fold increase in the <text:tab/>MSE for KNN. This decrease in performance as the dimension increases is a <text:tab/>common problem for KNN</text:p>
      <text:p text:style-name="P32"/>
      <text:p text:style-name="P32"><text:tab/>As a general rule, parametric methods will tend to outperform non-parametric <text:tab/>approaches when there is a small number of observations per predictor</text:p>
      <text:p text:style-name="P32"><text:tab/>Even in problems in which the dimension is small, we might prefer linear <text:tab/>regression to KNN from an interpretability standpoint. If the test MSE of KNN <text:tab/>is only slightly lower than that of linear regression, we might be willing to <text:tab/>forego a little bit of prediction accuracy for the sake of a simple model that can <text:tab/>be described in terms of just a few coefficients, and for which p-values are <text:tab/>available</text:p>
      <text:p text:style-name="P32"/>
      <text:p text:style-name="P32">* Classification (chapter 4)</text:p>
      <text:p text:style-name="P32"><text:tab/>Often qualitative variables are referred to as categorical</text:p>
      <text:p text:style-name="P32"><text:tab/>Predicting a qualitative response for an obserclassification vation can be <text:tab/>referred to as classifying that observation, since it involves assigning the <text:tab/>observation to a category, or class. On the other hand, often the methods used <text:tab/>for classification first predict the probability of each of the categories of a <text:tab/>qualitative variable, as the basis for making the classification.</text:p>
      <text:p text:style-name="P32"><text:tab/>Most widely-used classifiers: </text:p>
      <text:p text:style-name="P32"><text:tab/><text:tab/>logistic regression</text:p>
      <text:p text:style-name="P32"><text:tab/><text:tab/>linear discriminant analysis(LDA)</text:p>
      <text:p text:style-name="P32"><text:tab/><text:tab/>K-nearest neighbors(KNN)</text:p>
      <text:p text:style-name="P32"><text:tab/><text:tab/>generalized additive models </text:p>
      <text:p text:style-name="P32"><text:tab/><text:tab/>trees</text:p>
      <text:p text:style-name="P32"><text:tab/><text:tab/>random forests</text:p>
      <text:p text:style-name="P32"><text:tab/><text:tab/>boosting </text:p>
      <text:p text:style-name="P32"><text:tab/><text:tab/>support vector machines (SVM)</text:p>
      <text:p text:style-name="P57"><text:tab/></text:p>
      <text:p text:style-name="P57"><text:tab/>In most real applications, the relationship between the predictor and the <text:tab/><text:tab/>response will not be nearly so strong.</text:p>
      <text:p text:style-name="P32"/>
      <text:p text:style-name="P32"><text:tab/>We have stated that linear regression is not appropriate in the case of a</text:p>
      <text:p text:style-name="P32"><text:tab/>qualitative response. Why not?:</text:p>
      <text:p text:style-name="P32"><text:tab/>in general there is no natural way to convert a qualitative response variable <text:tab/>with more than two levels into a quantitative response that is ready for linear <text:tab/>regression.</text:p>
      <text:p text:style-name="P57"><text:tab/></text:p>
      <text:p text:style-name="P57"><text:tab/>For a binary (two level) qualitative response, the situation is better. But if we <text:tab/>use linear regression,some of our estimates might be outside the [0, 1],making <text:tab/>them hard to interpret as probabilities!</text:p>
      <text:p text:style-name="P32"><text:soft-page-break/>* Logistic Regression</text:p>
      <text:p text:style-name="P57"><text:tab/>Rather than modeling this response Y directly, logistic regression models the <text:tab/>probability that Y belongs to a particular category.</text:p>
      <text:p text:style-name="P57"><text:tab/></text:p>
      <text:p text:style-name="P57"><text:tab/>For convenience we are using the generic 0/1 coding for the response</text:p>
      <text:p text:style-name="P32"><text:tab/>Any time a straight line is fit to a binary response that is coded as 0 or 1, in <text:tab/>principle we can always predict p(X) &lt; 0 for some values of X and p(X) &gt; 1 for <text:tab/>others (unless the range of X is limited). To avoid this problem, we must model <text:tab/>p(X) using a function that gives outputs between 0 and 1 for all values of X. <text:tab/>Many functions meet this description. In logistic regression, we use the logistic <text:tab/>function, To fit the logistic model we use a method called maximum likelihood</text:p>
      <text:p text:style-name="P32"><text:tab/>The logistic function will always produce an S-shaped curve of this form, and <text:tab/>so regardless of the value of X, we will obtain a sensible prediction.</text:p>
      <text:p text:style-name="P32"/>
      <text:p text:style-name="P32"><text:tab/>Odds can take on any value between 0 and ∞. Values of the odds close to 0 <text:tab/>indicate very low and values close to ∞ indicate very high probabilities.</text:p>
      <text:p text:style-name="P32"><text:tab/>in a logistic regression model, increasing X by one unit changes the log odds <text:tab/>by β1, or equivalently it multiplies the odds by eβ1. However, because the <text:tab/>relationship between p(X) and X in logistic function is not a straight line, β1 <text:tab/>does not correspond to the change in p(X) associated with a one-unit increase <text:tab/>in X. The amount that p(X) changes due to a one-unit change in X will depend <text:tab/>on the current value of X. But regardless of the value of X, if β1 is positive <text:tab/>then increasing X will be associated with increasing p(X), and if β1 is negative <text:tab/>then increasing X will be associated with decreasing p(X). The fact that there is <text:tab/>not a straight-line relationship between p(X) and X, and the fact that the rate of <text:tab/>change in p(X) per unit change in X depends on the current value of X</text:p>
      <text:p text:style-name="P32"><text:tab/>Estimating the Regression Coefficients</text:p>
      <text:p text:style-name="P32"/>
      <text:p text:style-name="P32"><text:tab/>The coefficients β0 and β1 in logistic function are unknown, and must be <text:tab/>estimated based on the available training data. we could use (non-linear) least <text:tab/>squares to fit the model, the more general method of maximum likelihood is <text:tab/>preferred, since it has better statistical properties. The basic intuition behind <text:tab/>using maximum likelihood to fit a logistic regression model is as follows: we <text:tab/>try to find βˆ0 and βˆ1 such that plugging these estimates into the model for <text:tab/>p(X), given in logistic function, yields a number close to one for all individuals <text:tab/>who defaulted, and a number close to zero for all individuals who did not. This <text:tab/>intuition can be formalized using a mathematical equation called a likelihood <text:tab/>function.</text:p>
      <text:p text:style-name="P32"/>
      <text:p text:style-name="P32"><text:tab/>The estimates βˆ0 and βˆ1 are chosen to maximize this likelihood function. <text:tab/>Maximum likelihood is a very general approach that is used to fit many of the <text:tab/>non-linear models.</text:p>
      <text:p text:style-name="P32"/>
      <text:p text:style-name="P32"><text:tab/>We see that βˆ1 = 0.0055; this indicates that a one-unit increase in balance is <text:tab/>associated with an increase in the log odds of default by 0.0055 units</text:p>
      <text:p text:style-name="P32"><text:soft-page-break/><text:tab/>The estimated intercept in logistic regression is typically not of interest; its <text:tab/>main purpose is to adjust the average fitted probabilities to the proportion of <text:tab/>ones in the data.</text:p>
      <text:p text:style-name="P32"/>
      <text:p text:style-name="P32">* Logistic Regression for &gt;2 Response Classes</text:p>
      <text:p text:style-name="P32"><text:tab/>The two-class logistic regression models discussed in the previous sections <text:tab/>have multiple-class extensions, but in practice they tend not to be used all that <text:tab/>often. Discriminant analysis, is popular for multiple-class classification.</text:p>
      <text:p text:style-name="P32"><text:tab/>Linear Discriminant Analysis (LDA):</text:p>
      <text:p text:style-name="P57"><text:tab/></text:p>
      <text:p text:style-name="P57"><text:tab/>Why do we need another method, when we have logistic regression? There are <text:tab/>several reasons: </text:p>
      <text:p text:style-name="P32"><text:tab/><text:tab/>• When the classes are well-separated, the parameter estimates for the <text:tab/><text:tab/>logistic regression model are surprisingly unstable. Linear discriminant <text:tab/><text:tab/>analysis does not suffer from this problem. </text:p>
      <text:p text:style-name="P32"><text:tab/><text:tab/>• If n is small and the distribution of the predictors X is approximately <text:tab/><text:tab/>normal in each of the classes, the linear discriminant model is again <text:tab/><text:tab/><text:tab/>more stable than the logistic regression model. </text:p>
      <text:p text:style-name="P32"><text:tab/><text:tab/>• As mentioned in Section 4.3.5, linear discriminant analysis is popular <text:tab/><text:tab/>when we have more than two response classes.</text:p>
      <text:p text:style-name="P32"><text:tab/><text:tab/>Using Bayes’ Theorem for Classification</text:p>
      <text:p text:style-name="P32"/>
      <text:p text:style-name="P32">---------------------</text:p>
      <text:p text:style-name="P32">* Resampling Methods</text:p>
      <text:p text:style-name="P32"><text:tab/>They involve repeatedly drawing samples from a training set and refitting a <text:tab/>model of interest on each sample in order to obtain additional information <text:tab/>about the fitted model.</text:p>
      <text:p text:style-name="P57"><text:tab/></text:p>
      <text:p text:style-name="P57"><text:tab/>Such an approach may allow us to obtain information that would not be <text:tab/>available from fitting the model only once using the original training sample.</text:p>
      <text:p text:style-name="P32"><text:tab/>Resampling approaches can be computationally expensive, because they <text:tab/>involve fitting the same statistical method multiple times using different <text:tab/>subsets of the training data. </text:p>
      <text:p text:style-name="P32"/>
      <text:p text:style-name="P32"/>
      <text:p text:style-name="P32"><text:tab/>Some methods make a mathematical adjustment to the training error rate in <text:tab/>order to estimate the test error rate, and class of methods that estimate the test <text:tab/>error rate by holding out a subset of the training observations from the fitting <text:tab/>process, and then applying the statistical learning method to those held out <text:tab/>observations</text:p>
      <text:p text:style-name="P32"/>
      <text:p text:style-name="P32"><text:tab/>Suppose that we would like to estimate the test error associated with fitting a <text:tab/>particular statistical learning method on a set of observations. The validation <text:tab/>set approach is a very simple strategy for this task. It involves randomly <text:tab/>dividing the available set of observa tions into two parts, a training set and a <text:soft-page-break/><text:tab/>validation set or hold-out set. The model is fit on the training set, and the fitted <text:tab/>model is used to predict the responses for the observations in the validation set. <text:tab/>The resulting validation set error rate—typically assessed using MSE in the <text:tab/>case of a quantitative response—provides an estimate of the test error rate</text:p>
      <text:p text:style-name="P32"><text:tab/>The validation set approach is conceptually simple and is easy to implement. <text:tab/>But it has two potential drawbacks:</text:p>
      <text:p text:style-name="P32"><text:tab/><text:tab/>1. The validation estimate of the test error rate can be highly variable, <text:tab/><text:tab/>depending on precisely which observations are included in the training <text:tab/><text:tab/>set and which observations are included in the validation set.</text:p>
      <text:p text:style-name="P57"><text:tab/><text:tab/></text:p>
      <text:p text:style-name="P57"><text:tab/><text:tab/>2. In the validation approach, only a subset of the observations—those <text:tab/><text:tab/>that are included in the training set rather than in the validation set—are <text:tab/><text:tab/>used to fit the model. Since statistical methods tend to perform worse <text:tab/><text:tab/>when trained on fewer observations, this suggests that the validation set <text:tab/><text:tab/>error rate may tend to overestimate the test error rate for the model fit on <text:tab/><text:tab/>the entire data set.</text:p>
      <text:p text:style-name="P32"/>
      <text:p text:style-name="P32"><text:tab/>cross-validation, a refinement of the validation set approach that addresses <text:tab/><text:tab/>these two issues.</text:p>
      <text:p text:style-name="P32"/>
      <text:p text:style-name="P32"><text:tab/>two of the most commonly used resampling methods are:</text:p>
      <text:p text:style-name="P32"><text:tab/><text:tab/><text:span text:style-name="T23">cross-validation</text:span></text:p>
      <text:p text:style-name="P32"><text:tab/><text:tab/>cross-validation can be used to estimate the test error associated with a <text:tab/><text:tab/>given statistical learning method in order to evaluate its performance, or <text:tab/><text:tab/>to select the appropriate level of flexibility. The process of evaluating a <text:tab/><text:tab/>model’s performance is known as model assessment, whereas the <text:tab/><text:tab/><text:tab/>process of selecting the proper level of flexibility for a model is known <text:tab/><text:tab/>as model selection. </text:p>
      <text:p text:style-name="P57"><text:tab/><text:tab/></text:p>
      <text:p text:style-name="P57"><text:tab/><text:tab/><text:span text:style-name="T23">the bootstrap</text:span></text:p>
      <text:p text:style-name="P32"><text:tab/><text:tab/>The bootstrap is used in several contexts, most commonly to provide a <text:tab/><text:tab/>measure of accuracy of a parameter estimate or of a given statistical <text:tab/><text:tab/><text:tab/>learning method.</text:p>
      <text:p text:style-name="P32"/>
      <text:p text:style-name="P32"><text:tab/>Both methods are important tools in the practical application of many statistical <text:tab/>learning procedures.</text:p>
      <text:p text:style-name="P32"/>
      <text:p text:style-name="P32">* Leave-One-Out Cross-Validation(LOOCV)</text:p>
      <text:p text:style-name="P32"><text:tab/>(LOOCV) is closely related to the validation set approach, but it attempts to <text:tab/>address that method’s drawbacks</text:p>
      <text:p text:style-name="P32"/>
      <text:p text:style-name="P32"><text:tab/>Like the validation set approach, LOOCV involves splitting the set of <text:tab/>observations into two parts. However, instead of creating two subsets of <text:tab/>comparable size, a single observation is used for the validation set, and the <text:tab/>remaining observations make up the training set. The statistical learning <text:soft-page-break/><text:tab/>method is fit on the n − 1 training observations, and a prediction is made for <text:tab/>the excluded observation. Since (x1, y1) was not used in the fitting process, <text:tab/>MSE1 = (y1 − yˆ1)2 provides an approximately unbiased estimate for the test <text:tab/>error. But even though MSE1 is unbiased for the test error, it is a poor estimate <text:tab/>because it is highly variable, since it is based upon a single observation . We <text:tab/>can repeat the procedure by excluding (x2, y2) for the validation data, training <text:tab/>the statistical learning procedure on the n − 1 observations {(x1, y1), (x3, y3), . <text:tab/>. . , (xn, yn)}, and computing MSE2 = (y2−yˆ2)2. Repeating this approach n <text:tab/>times produces n squared errors, MSE1, . . . , MSEn. The LOOCV estimate for <text:tab/>the test MSE is the average of these n test error estimates</text:p>
      <text:p text:style-name="P32"/>
      <text:p text:style-name="P32"><text:tab/>LOOCV has a couple of major advantages over the validation set approach. <text:tab/>First, it has far less bias. In LOOCV, we repeatedly fit the statistical learning <text:tab/>method using training sets that contain n−1 observations, almost as many as are <text:tab/>in the entire data set. This is in contrast to the validation set approach, in which <text:tab/>the training set is typically around half the size of the original data set. <text:tab/>Consequently, the LOOCV approach tends not to overestimate the test error <text:tab/>rate as much as the validation set approach does. Second, in contrast to the <text:tab/>validation approach which will yield different results when applied repeatedly <text:tab/>due to randomness in the training/validation set splits, performing LOOCV <text:tab/>multiple times will always yield the same results: there is no randomness in the <text:tab/>training/validation set splits.</text:p>
      <text:p text:style-name="P32"/>
      <text:p text:style-name="P32"/>
      <text:p text:style-name="P32"><text:tab/>LOOCV has the potential to be expensive to implement, since the model has to <text:tab/>be fit n times. This can be very time consuming if n is large, and if each <text:tab/>individual model is slow to fit. With least squares linear or polynomial <text:tab/>regression, an amazing shortcut makes the cost of LOOCV the same as that of <text:tab/>a single model fit! The following magic formula holds</text:p>
      <text:p text:style-name="P57"><text:tab/></text:p>
      <text:p text:style-name="P57"><text:tab/>LOOCV is a very general method, and can be used with any kind of predictive <text:tab/>modeling.</text:p>
      <text:p text:style-name="P32"/>
      <text:p text:style-name="P32"><text:tab/> The magic formula does not hold in general, in which case the model has to be <text:tab/>refit n times.</text:p>
      <text:p text:style-name="P32"/>
      <text:p text:style-name="P32">* k-Fold Cross-Validation</text:p>
      <text:p text:style-name="P32"><text:tab/>An alternative to LOOCV is k-fold CV. This approach involves randomly <text:tab/>dividing the set of observations into k groups, or folds, of approximately equal <text:tab/>size. The first fold is treated as a validation set, and the method is fit on the <text:tab/>remaining k − 1 folds. The mean squared error, MSE1, is then computed on the <text:tab/>observations in the held-out fold. This procedure is repeated k times; each time, <text:tab/>a different group of observations is treated as a validation set. This process <text:tab/>results in k estimates of the test error, MSE1, MSE2, . . . , MSEk. The k-fold <text:tab/>CV estimate is computed by averaging these values</text:p>
      <text:p text:style-name="P32"><text:soft-page-break/></text:p>
      <text:p text:style-name="P32"><text:tab/>typically performs k-fold CV using k = 5 or k = 10. What is the advantage of <text:tab/>using k = 5 or k = 10 rather than k = n? The most obvious advantage is <text:tab/>computational. LOOCV requires fitting the statistical learning method n times. <text:tab/>This has the potential to be computationally expensive (except for linear <text:tab/>models fit by least squares, in which case magic formula can be used). But <text:tab/>cross validation is a very general approach that can be applied to almost any <text:tab/>statistical learning method. Some statistical learning methods have <text:tab/>computationally intensive fitting procedures, and so performing LOOCV may <text:tab/>pose computational problems, especially if n is extremely large. In contrast, <text:tab/>performing 10-fold CV requires fitting the learning procedure only ten times, <text:tab/>which may be much more feasible. there also can be other non-computational <text:tab/>advantages to performing 5-fold or 10-fold CV, which <text:s/>involve the bias-<text:tab/>variance trade-off. </text:p>
      <text:p text:style-name="P32"/>
      <text:p text:style-name="P32"><text:tab/>there is some variability in the k-fold CV estimates as a result of the variability <text:tab/>in how the observations are divided into ten folds. But this variability is <text:tab/>typically much lower than the variability in the test error estimates that results <text:tab/>from the validation set approach.</text:p>
      <text:p text:style-name="P32"/>
      <text:p text:style-name="P32"><text:tab/>When we examine real data, we do not know the true test MSE, and so it is <text:tab/>difficult to determine the accuracy of the cross-validation estimate.</text:p>
      <text:p text:style-name="P32"/>
      <text:p text:style-name="P32"><text:tab/>When we perform cross-validation, our goal might be to determine how well a <text:tab/>given statistical learning procedure can be expected to perform on independent <text:tab/>data; in this case, the actual estimate of the test MSE is of interest. But at other <text:tab/>times we are interested only in the location of the minimum point in the <text:tab/>estimated test MSE curve. This is because we might be performing cross-<text:tab/>validation on a number of statistical learning methods, or on a single method <text:tab/>using different levels of flexibility, in order to identify the method that results <text:tab/>in the lowest test error. For this purpose, the location of the minimum point in <text:tab/>the estimated test MSE curve is important, but the actual value of the estimated <text:tab/>test MSE is not.</text:p>
      <text:p text:style-name="P57"><text:tab/></text:p>
      <text:p text:style-name="P57"><text:tab/>despite the fact that they sometimes underestimate the true test MSE, all of the <text:tab/>CV curves come close to identifying the correct level of flexibility—that is, the <text:tab/>flexibility level corresponding to the smallest test MSE.</text:p>
      <text:p text:style-name="P57"><text:tab/></text:p>
      <text:p text:style-name="P57">* Bias-Variance Trade-Off for k-Fold Cross-Validation</text:p>
      <text:p text:style-name="P32"><text:tab/>k-fold CV with k &lt; n has a computational advantage to LOOCV. But putting <text:tab/>computational issues aside, a less obvious but potentially more important <text:tab/>advantage of k-fold CV is that it often gives more accurate estimates of the test <text:tab/>error rate than does LOOCV. This has to do with a bias-variance trade-off. <text:tab/><text:tab/>validation set approach can lead to overestimates of the test error rate, since in <text:tab/>this approach the training set used to fit the statistical learning method contains <text:soft-page-break/><text:tab/>only half the observations of the entire data set. Using this logic, it is not hard <text:tab/>to see that LOOCV will give approximately unbiased estimates of the test <text:tab/>error, since each training set contains n − 1 observations, which is almost as <text:tab/>many as the number of observations in the full data set. And performing k-fold <text:tab/>CV for, say, k = 5 or k = 10 will lead to an intermediate level of bias, since <text:tab/>each training set contains (k − 1)n/k observations—fewer than in the LOOCV <text:tab/>approach, but substantially more than in the validation set approach. Therefore, <text:tab/>from the perspective of bias reduction, it is clear that LOOCV is to be preferred <text:tab/>to k-fold CV. However, we know that bias is not the only source for concern in <text:tab/>an estimating procedure; we must also consider the procedure’s variance. It <text:tab/>turns out that LOOCV has higher variance than does k-fold CV with k &lt; n. <text:tab/>Why is this the case? When we perform LOOCV, we are in effect averaging the <text:tab/>outputs of n fitted models, each of which is trained on an almost identical set of <text:tab/>observations; therefore, these outputs are highly (positively) correlated with <text:tab/>each other. In contrast, when we perform k-fold CV with k &lt; n, we are <text:tab/>averaging the outputs of k fitted models that are somewhat less correlated with <text:tab/>each other, since the overlap between the training sets in each model is smaller. <text:tab/>Since the mean of many highly correlated quantities has higher variance than <text:tab/>does the mean of many quantities that are not as highly correlated, the test error <text:tab/>estimate resulting from LOOCV tends to have higher variance than does the <text:tab/>test error estimate resulting from k-fold CV. <text:tab/></text:p>
      <text:p text:style-name="P32"/>
      <text:p text:style-name="P32"><text:tab/>To summarize, there is a bias-variance trade-off associated with the choice of k <text:tab/>in k-fold cross-validation. Typically, given these considerations, one performs <text:tab/>k-fold cross-validation using k = 5 or k = 10, as these values have been shown <text:tab/>empirically to yield test error rate estimates that suffer neither from excessively <text:tab/>high bias nor from very high variance.</text:p>
      <text:p text:style-name="P32"/>
      <text:p text:style-name="P32"><text:tab/>Cross-Validation on Classification Problems</text:p>
      <text:p text:style-name="P32"><text:tab/>In Classification problems, cross-validation works just as it works on linear <text:tab/>regression, except that rather than using MSE to quantify test error, we instead <text:tab/>ration of miss classified ratio as Error rate</text:p>
      <text:p text:style-name="P41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17:46:07.551938199</meta:creation-date>
    <dc:date>2019-03-31T15:36:37.536102446</dc:date>
    <meta:editing-duration>PT16H33M20S</meta:editing-duration>
    <meta:editing-cycles>265</meta:editing-cycles>
    <meta:generator>LibreOffice/6.0.7.3$Linux_X86_64 LibreOffice_project/00m0$Build-3</meta:generator>
    <meta:print-date>2019-03-31T15:34:12.743330409</meta:print-date>
    <meta:document-statistic meta:table-count="0" meta:image-count="0" meta:object-count="0" meta:page-count="25" meta:paragraph-count="330" meta:word-count="9812" meta:character-count="59337" meta:non-whitespace-character-count="47988"/>
  </office:meta>
</office:document-meta>
</file>